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1.19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56.44pt" fo:break-before="auto" style:use-optimal-row-height="false"/>
    </style:style>
    <style:style style:name="ro5" style:family="table-row">
      <style:table-row-properties style:row-height="16.36pt" fo:break-before="auto" style:use-optimal-row-height="false"/>
    </style:style>
    <style:style style:name="ro6" style:family="table-row">
      <style:table-row-properties style:row-height="13.1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51.59pt" fo:break-before="auto" style:use-optimal-row-height="false"/>
    </style:style>
    <style:style style:name="ro10" style:family="table-row">
      <style:table-row-properties style:row-height="38.24pt" fo:break-before="auto" style:use-optimal-row-height="false"/>
    </style:style>
    <style:style style:name="ro11" style:family="table-row">
      <style:table-row-properties style:row-height="11.25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middle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 style:data-style-name="N0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TL_20_Data" style:data-style-name="N0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TL_20_Data" style:data-style-name="N0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3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11" table:default-cell-style-name="ce32"/>
        <table:table-column table:style-name="co10" table:default-cell-style-name="ce23"/>
        <table:table-column table:style-name="co11" table:number-columns-repeated="2" table:default-cell-style-name="ce23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number-columns-repeated="229" table:default-cell-style-name="ce23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7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5"/>
          <table:covered-table-cell table:style-name="ce17"/>
          <table:table-cell table:style-name="ce44"/>
          <table:table-cell table:style-name="ce45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53"/>
          <table:table-cell table:style-name="ce62" office:value-type="string" calcext:value-type="string" table:number-columns-spanned="1" table:number-rows-spanned="4">
            <text:p>Tijdelijk aanwezige schepen</text:p>
          </table:table-cell>
          <table:table-cell table:style-name="ce53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53"/>
          <table:table-cell table:style-name="ce65" office:value-type="string" calcext:value-type="string" table:number-columns-spanned="2" table:number-rows-spanned="3">
            <text:p>Tijdelijk aanwezig</text:p>
          </table:table-cell>
          <table:covered-table-cell table:style-name="ce65"/>
          <table:table-cell table:style-name="ce72" office:value-type="string" calcext:value-type="string" table:number-columns-spanned="1" table:number-rows-spanned="4">
            <text:p>CBS nummer</text:p>
          </table:table-cell>
          <table:table-cell table:style-name="ce78" office:value-type="string" calcext:value-type="string" table:number-columns-spanned="1" table:number-rows-spanned="4">
            <text:p>Amsterdamse code</text:p>
          </table:table-cell>
          <table:table-cell table:style-name="ce78" office:value-type="string" calcext:value-type="string" table:number-columns-spanned="1" table:number-rows-spanned="4">
            <text:p>Grootteklasse</text:p>
          </table:table-cell>
          <table:table-cell table:style-name="ce86" office:value-type="string" calcext:value-type="string" table:number-columns-spanned="1" table:number-rows-spanned="4">
            <text:p>Provincie</text:p>
          </table:table-cell>
          <table:table-cell table:style-name="ce94" office:value-type="string" calcext:value-type="string" table:number-columns-spanned="1" table:number-rows-spanned="4">
            <text:p>Telling</text:p>
          </table:table-cell>
          <table:table-cell table:style-name="ce78" office:value-type="string" calcext:value-type="string" table:number-columns-spanned="1" table:number-rows-spanned="4">
            <text:p>Tabel</text:p>
          </table:table-cell>
          <table:table-cell table:style-name="ce78" office:value-type="string" calcext:value-type="string" table:number-columns-spanned="1" table:number-rows-spanned="4">
            <text:p>Pagina</text:p>
          </table:table-cell>
          <table:table-cell table:style-name="ce86" office:value-type="string" calcext:value-type="string" table:number-columns-spanned="1" table:number-rows-spanned="4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number-columns-repeated="3" table:style-name="ce26"/>
          <table:covered-table-cell table:style-name="ce37"/>
          <table:table-cell table:style-name="ce44"/>
          <table:table-cell table:style-name="ce46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54"/>
          <table:table-cell table:style-name="ce55" office:value-type="string" calcext:value-type="string" table:number-columns-spanned="1" table:number-rows-spanned="3">
            <text:p>Bewoonde schepen</text:p>
          </table:table-cell>
          <table:covered-table-cell table:style-name="ce61"/>
          <table:table-cell table:style-name="ce54" office:value-type="string" calcext:value-type="string" table:number-columns-spanned="2" table:number-rows-spanned="2">
            <text:p>Bij de telling aanwezig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Tijdelijk afwezig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Totaal</text:p>
          </table:table-cell>
          <table:covered-table-cell table:number-columns-repeated="2"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87"/>
          <table:covered-table-cell table:style-name="ce95"/>
          <table:covered-table-cell table:number-columns-repeated="2" table:style-name="ce79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table:style-name="ce19" office:value-type="string" calcext:value-type="string" table:number-columns-spanned="1" table:number-rows-spanned="2">
            <text:p>Kom / Buiten de kom</text:p>
          </table:table-cell>
          <table:table-cell table:style-name="ce27" office:value-type="string" calcext:value-type="string" table:number-columns-spanned="1" table:number-rows-spanned="2">
            <text:p>Wijk</text:p>
          </table:table-cell>
          <table:table-cell table:style-name="ce27" office:value-type="string" calcext:value-type="string" table:number-columns-spanned="1" table:number-rows-spanned="2">
            <text:p>Soort plaats</text:p>
          </table:table-cell>
          <table:table-cell table:style-name="ce27" office:value-type="string" calcext:value-type="string" table:number-columns-spanned="1" table:number-rows-spanned="2">
            <text:p>Naam</text:p>
          </table:table-cell>
          <table:table-cell table:style-name="ce38" office:value-type="string" calcext:value-type="string" table:number-columns-spanned="1" table:number-rows-spanned="2">
            <text:p>Onderkomens</text:p>
          </table:table-cell>
          <table:table-cell table:style-name="ce44"/>
          <table:table-cell table:style-name="ce47" office:value-type="string" calcext:value-type="string" table:number-columns-spanned="1" table:number-rows-spanned="2">
            <text:p>Bewoond</text:p>
          </table:table-cell>
          <table:table-cell table:style-name="ce55" office:value-type="string" calcext:value-type="string" table:number-columns-spanned="1" table:number-rows-spanned="2">
            <text:p>Onbewoond</text:p>
          </table:table-cell>
          <table:table-cell table:style-name="ce55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61"/>
          <table:covered-table-cell table:number-columns-repeated="7"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87"/>
          <table:covered-table-cell table:style-name="ce95"/>
          <table:covered-table-cell table:number-columns-repeated="2" table:style-name="ce79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number-columns-repeated="3" table:style-name="ce27"/>
          <table:covered-table-cell table:style-name="ce38"/>
          <table:table-cell table:style-name="ce44"/>
          <table:covered-table-cell table:style-name="ce48"/>
          <table:covered-table-cell table:number-columns-repeated="4" table:style-name="ce56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7" office:value-type="string" calcext:value-type="string">
            <text:p>V</text:p>
          </table:table-cell>
          <table:covered-table-cell table:style-name="ce74"/>
          <table:covered-table-cell table:number-columns-repeated="2" table:style-name="ce80"/>
          <table:covered-table-cell table:style-name="ce88"/>
          <table:covered-table-cell table:style-name="ce96"/>
          <table:covered-table-cell table:number-columns-repeated="2" table:style-name="ce80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" table:number-rows-spanned="15">
            <text:p>Anlo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nlo</text:p>
          </table:table-cell>
          <table:table-cell table:style-name="ce39" office:value-type="string" calcext:value-type="string">
            <text:p>Werkhuis</text:p>
          </table:table-cell>
          <table:table-cell table:style-name="Default"/>
          <table:table-cell table:style-name="ce49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68"/>
          <table:table-cell table:style-name="ce75" office:value-type="float" office:value="105" calcext:value-type="float">
            <text:p>105</text:p>
          </table:table-cell>
          <table:table-cell table:style-name="ce81" office:value-type="float" office:value="10787" calcext:value-type="float">
            <text:p>10787</text:p>
          </table:table-cell>
          <table:table-cell table:style-name="ce81" office:value-type="float" office:value="4" calcext:value-type="float">
            <text:p>4</text:p>
          </table:table-cell>
          <table:table-cell table:style-name="ce89" office:value-type="string" calcext:value-type="string">
            <text:p>DR</text:p>
          </table:table-cell>
          <table:table-cell table:style-name="ce98" office:value-type="string" calcext:value-type="string">
            <text:p>VT_1889</text:p>
          </table:table-cell>
          <table:table-cell table:style-name="ce81" office:value-type="string" calcext:value-type="string">
            <text:p>05_H1</text:p>
          </table:table-cell>
          <table:table-cell table:style-name="ce81" office:value-type="float" office:value="2" calcext:value-type="float">
            <text:p>2</text:p>
          </table:table-cell>
          <table:table-cell table:style-name="ce89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00" calcext:value-type="float">
            <text:p>100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Schipborg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4" calcext:value-type="float">
            <text:p>44</text:p>
          </table:table-cell>
          <table:table-cell table:style-name="ce58" table:number-columns-repeated="2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Gasteren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Anderen</text:p>
          </table:table-cell>
          <table:table-cell table:style-name="ce40"/>
          <table:table-cell table:style-name="Default"/>
          <table:table-cell table:style-name="ce50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xt</text:p>
          </table:table-cell>
          <table:table-cell table:style-name="ce40"/>
          <table:table-cell table:style-name="Default"/>
          <table:table-cell table:style-name="ce50" office:value-type="float" office:value="110" calcext:value-type="float">
            <text:p>1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Zandvoort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Annen</text:p>
          </table:table-cell>
          <table:table-cell table:style-name="ce40"/>
          <table:table-cell table:style-name="Default"/>
          <table:table-cell table:style-name="ce50" office:value-type="float" office:value="162" calcext:value-type="float">
            <text:p>16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09" calcext:value-type="float">
            <text:p>409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Annerveen</text:p>
          </table:table-cell>
          <table:table-cell table:style-name="ce40"/>
          <table:table-cell table:style-name="Default"/>
          <table:table-cell table:style-name="ce50" office:value-type="float" office:value="61" calcext:value-type="float">
            <text:p>61</text:p>
          </table:table-cell>
          <table:table-cell table:style-name="ce58" table:number-columns-repeated="4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Eexterveen</text:p>
          </table:table-cell>
          <table:table-cell table:style-name="ce40"/>
          <table:table-cell table:style-name="Default"/>
          <table:table-cell table:style-name="ce50" office:value-type="float" office:value="64" calcext:value-type="float">
            <text:p>64</text:p>
          </table:table-cell>
          <table:table-cell table:style-name="ce58" table:number-columns-repeated="4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68" calcext:value-type="float">
            <text:p>168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Annerveensche kanaal</text:p>
          </table:table-cell>
          <table:table-cell table:style-name="ce40"/>
          <table:table-cell table:style-name="Default"/>
          <table:table-cell table:style-name="ce50" office:value-type="float" office:value="95" calcext:value-type="float">
            <text:p>9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236" calcext:value-type="float">
            <text:p>23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Eexterveensche kanaal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1" office:value-type="float" office:value="47" calcext:value-type="float">
            <text:p>47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number-columns-repeated="2" table:style-name="ce59" office:value-type="float" office:value="109" calcext:value-type="float">
            <text:p>109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11" calcext:value-type="float">
            <text:p>111</text:p>
          </table:table-cell>
          <table:table-cell table:style-name="ce59" office:value-type="float" office:value="109" calcext:value-type="float">
            <text:p>109</text:p>
          </table:table-cell>
          <table:table-cell table:style-name="ce59"/>
          <table:table-cell table:style-name="ce70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58" calcext:value-type="float">
            <text:p>65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665" calcext:value-type="float">
            <text:p>1665</text:p>
          </table:table-cell>
          <table:table-cell table:style-name="ce58" office:value-type="float" office:value="1529" calcext:value-type="float">
            <text:p>152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94" calcext:value-type="float">
            <text:p>1694</text:p>
          </table:table-cell>
          <table:table-cell table:style-name="ce58" office:value-type="float" office:value="1543" calcext:value-type="float">
            <text:p>154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05" calcext:value-type="float">
            <text:p>70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74" calcext:value-type="float">
            <text:p>1774</text:p>
          </table:table-cell>
          <table:table-cell table:style-name="ce58" office:value-type="float" office:value="1638" calcext:value-type="float">
            <text:p>163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805" calcext:value-type="float">
            <text:p>1805</text:p>
          </table:table-cell>
          <table:table-cell table:style-name="ce58" office:value-type="float" office:value="1652" calcext:value-type="float">
            <text:p>165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52">
            <text:p>Ass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40" office:value-type="string" calcext:value-type="string">
            <text:p>Kazerne der Infanteri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9" calcext:value-type="float">
            <text:p>39</text:p>
          </table:table-cell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table:style-name="ce40" office:value-type="string" calcext:value-type="string">
            <text:p>Diaconie Arm-, Wees en 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Hulpstrafgevangen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5" calcext:value-type="float">
            <text:p>4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Kazerne der Marchausse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125" calcext:value-type="float">
            <text:p>112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378" calcext:value-type="float">
            <text:p>2378</text:p>
          </table:table-cell>
          <table:table-cell table:style-name="ce58" office:value-type="float" office:value="2752" calcext:value-type="float">
            <text:p>2752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2517" calcext:value-type="float">
            <text:p>2517</text:p>
          </table:table-cell>
          <table:table-cell table:style-name="ce58" office:value-type="float" office:value="2845" calcext:value-type="float">
            <text:p>2845</text:p>
          </table:table-cell>
          <table:table-cell table:style-name="ce58" office:value-type="float" office:value="96" calcext:value-type="float">
            <text:p>96</text:p>
          </table:table-cell>
          <table:table-cell table:style-name="ce69" office:value-type="float" office:value="68" calcext:value-type="float">
            <text:p>68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40" office:value-type="string" calcext:value-type="string">
            <text:p>Ziekenhuis ter verpleging van lijders aan besmettelijke ziekten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loosterveen</text:p>
          </table:table-cell>
          <table:table-cell table:style-name="ce40"/>
          <table:table-cell table:style-name="Default"/>
          <table:table-cell table:style-name="ce50" office:value-type="float" office:value="146" calcext:value-type="float">
            <text:p>14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39" calcext:value-type="float">
            <text:p>339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uchiesland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angendijk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eeneweg</text:p>
          </table:table-cell>
          <table:table-cell table:style-name="ce40"/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- Willemskanaal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olenweg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sserwijk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37" calcext:value-type="float">
            <text:p>3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omeinwijk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rgervaart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tterweg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adsbosch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oek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ggelhuizen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tten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 Haar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Graswijk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eilerstraatweg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erste steen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9" office:value-type="float" office:value="23" calcext:value-type="float">
            <text:p>2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Beilerstraatweg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erste ste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Graswijk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number-columns-repeated="2" table:style-name="ce58" office:value-type="float" office:value="23" calcext:value-type="float">
            <text:p>2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reeperveld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ardscheveld</text:p>
          </table:table-cell>
          <table:table-cell table:style-name="ce40"/>
          <table:table-cell table:style-name="Default"/>
          <table:table-cell table:style-name="ce50" office:value-type="float" office:value="93" calcext:value-type="float">
            <text:p>9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reep 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chiev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number-columns-repeated="2"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melte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redeveld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eendijk</text:p>
          </table:table-cell>
          <table:table-cell table:style-name="ce40"/>
          <table:table-cell table:style-name="Default"/>
          <table:table-cell table:style-name="ce50" office:value-type="float" office:value="59" calcext:value-type="float">
            <office:annotation draw:style-name="gr1" draw:text-style-name="P2" svg:width="92.83pt" svg:height="55.5pt" svg:x="453.43pt" svg:y="768.16pt" draw:caption-point-x="-71.63pt" draw:caption-point-y="248.51pt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oonerweg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Loon 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3" calcext:value-type="float">
            <text:p>9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oonerveld</text:p>
          </table:table-cell>
          <table:table-cell table:style-name="ce40"/>
          <table:table-cell table:style-name="Default"/>
          <table:table-cell table:style-name="ce50" office:value-type="float" office:value="41" calcext:value-type="float">
            <office:annotation draw:style-name="gr1" draw:text-style-name="P2" svg:width="92.83pt" svg:height="55.47pt" svg:x="453.43pt" svg:y="806.43pt" draw:caption-point-x="-71.63pt" draw:caption-point-y="248.49pt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- Willemskanaal</text:p>
          </table:table-cell>
          <table:table-cell table:style-name="ce40"/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8" calcext:value-type="float">
            <text:p>78</text:p>
          </table:table-cell>
          <table:table-cell table:style-name="ce58" table:number-columns-repeated="2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eelo</text:p>
          </table:table-cell>
          <table:table-cell table:style-name="ce40"/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table:number-columns-repeated="4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table:number-columns-repeated="2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Groningerstraatweg</text:p>
          </table:table-cell>
          <table:table-cell table:style-name="ce40"/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wartwaterweg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olenweg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129" calcext:value-type="float">
            <text:p>1129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441" calcext:value-type="float">
            <text:p>2441</text:p>
          </table:table-cell>
          <table:table-cell table:style-name="ce58" office:value-type="float" office:value="2789" calcext:value-type="float">
            <text:p>2789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2583" calcext:value-type="float">
            <text:p>2583</text:p>
          </table:table-cell>
          <table:table-cell table:style-name="ce58" office:value-type="float" office:value="2886" calcext:value-type="float">
            <text:p>2886</text:p>
          </table:table-cell>
          <table:table-cell table:style-name="ce58" office:value-type="float" office:value="189" calcext:value-type="float">
            <text:p>189</text:p>
          </table:table-cell>
          <table:table-cell table:style-name="ce69" office:value-type="float" office:value="79" calcext:value-type="float">
            <text:p>79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67" calcext:value-type="float">
            <office:annotation draw:style-name="gr1" draw:text-style-name="P2" svg:width="92.83pt" svg:height="55.5pt" svg:x="453.43pt" svg:y="895.66pt" draw:caption-point-x="-71.63pt" draw:caption-point-y="312.26pt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834" calcext:value-type="float">
            <text:p>1834</text:p>
          </table:table-cell>
          <table:table-cell table:style-name="ce58" office:value-type="float" office:value="1716" calcext:value-type="float">
            <text:p>1716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899" calcext:value-type="float">
            <text:p>1899</text:p>
          </table:table-cell>
          <table:table-cell table:style-name="ce58" office:value-type="float" office:value="1759" calcext:value-type="float">
            <text:p>1759</text:p>
          </table:table-cell>
          <table:table-cell table:style-name="ce58" office:value-type="float" office:value="55" calcext:value-type="float">
            <text:p>55</text:p>
          </table:table-cell>
          <table:table-cell table:style-name="ce69" office:value-type="float" office:value="45" calcext:value-type="float">
            <text:p>45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896" calcext:value-type="float">
            <office:annotation draw:style-name="gr1" draw:text-style-name="P2" svg:width="92.83pt" svg:height="55.47pt" svg:x="453.43pt" svg:y="908.42pt" draw:caption-point-x="-71.63pt" draw:caption-point-y="312.26pt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13" calcext:value-type="float">
            <text:p>13</text:p>
          </table:table-cell>
          <table:table-cell table:style-name="ce58" office:value-type="float" office:value="4275" calcext:value-type="float">
            <text:p>4275</text:p>
          </table:table-cell>
          <table:table-cell table:style-name="ce58" office:value-type="float" office:value="4505" calcext:value-type="float">
            <text:p>4505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4482" calcext:value-type="float">
            <text:p>4482</text:p>
          </table:table-cell>
          <table:table-cell table:style-name="ce58" office:value-type="float" office:value="4645" calcext:value-type="float">
            <text:p>4645</text:p>
          </table:table-cell>
          <table:table-cell table:style-name="ce58" office:value-type="float" office:value="244" calcext:value-type="float">
            <text:p>244</text:p>
          </table:table-cell>
          <table:table-cell table:style-name="ce69" office:value-type="float" office:value="124" calcext:value-type="float">
            <text:p>124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896" calcext:value-type="float">
            <text:p>189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13" calcext:value-type="float">
            <text:p>13</text:p>
          </table:table-cell>
          <table:table-cell table:style-name="ce58" office:value-type="float" office:value="4275" calcext:value-type="float">
            <text:p>4275</text:p>
          </table:table-cell>
          <table:table-cell table:style-name="ce58" office:value-type="float" office:value="4505" calcext:value-type="float">
            <text:p>4505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4482" calcext:value-type="float">
            <text:p>4482</text:p>
          </table:table-cell>
          <table:table-cell table:style-name="ce58" office:value-type="float" office:value="4648" calcext:value-type="float">
            <text:p>4648</text:p>
          </table:table-cell>
          <table:table-cell table:style-name="ce58" office:value-type="float" office:value="244" calcext:value-type="float">
            <text:p>244</text:p>
          </table:table-cell>
          <table:table-cell table:style-name="ce69" office:value-type="float" office:value="124" calcext:value-type="float">
            <text:p>124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6">
            <text:p>Beil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eil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59" calcext:value-type="float">
            <office:annotation draw:style-name="gr1" draw:text-style-name="P2" svg:width="92.83pt" svg:height="55.47pt" svg:x="453.43pt" svg:y="921.17pt" draw:caption-point-x="-71.63pt" draw:caption-point-y="337.75pt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58" table:number-columns-repeated="4"/>
          <table:table-cell table:style-name="ce58" office:value-type="float" office:value="467" calcext:value-type="float">
            <text:p>467</text:p>
          </table:table-cell>
          <table:table-cell table:style-name="ce58" office:value-type="float" office:value="481" calcext:value-type="float">
            <text:p>481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77" calcext:value-type="float">
            <text:p>477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ursing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8" calcext:value-type="float">
            <text:p>78</text:p>
          </table:table-cell>
          <table:table-cell table:style-name="ce58" table:number-columns-repeated="2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L</text:p>
          </table:table-cell>
          <table:table-cell table:style-name="ce29"/>
          <table:table-cell table:style-name="ce29" office:value-type="string" calcext:value-type="string">
            <text:p>Klatering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lting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Lieving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kkum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K</text:p>
          </table:table-cell>
          <table:table-cell table:style-name="ce29"/>
          <table:table-cell table:style-name="ce29" office:value-type="string" calcext:value-type="string">
            <text:p>Holt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Ter Horst en Smalbroek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Laaghalen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ooghalen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Hijken</text:p>
          </table:table-cell>
          <table:table-cell table:style-name="ce40"/>
          <table:table-cell table:style-name="Default"/>
          <table:table-cell table:style-name="ce50" office:value-type="float" office:value="95" calcext:value-type="float">
            <text:p>95</text:p>
          </table:table-cell>
          <table:table-cell table:style-name="ce58" table:number-columns-repeated="4"/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M</text:p>
          </table:table-cell>
          <table:table-cell table:style-name="ce29"/>
          <table:table-cell table:style-name="ce29" office:value-type="string" calcext:value-type="string">
            <text:p>Wijster</text:p>
          </table:table-cell>
          <table:table-cell table:style-name="ce40"/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table:number-columns-repeated="2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Drijber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Spier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71" calcext:value-type="float">
            <text:p>71</text:p>
          </table:table-cell>
          <table:table-cell table:style-name="ce58" table:number-columns-repeated="2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eil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ursing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L</text:p>
          </table:table-cell>
          <table:table-cell table:style-name="ce29"/>
          <table:table-cell table:style-name="ce29" office:value-type="string" calcext:value-type="string">
            <text:p>Klatering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Lieving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kkum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K</text:p>
          </table:table-cell>
          <table:table-cell table:style-name="ce29"/>
          <table:table-cell table:style-name="ce29" office:value-type="string" calcext:value-type="string">
            <text:p>Holt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Ter Horst en Smalbroek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aaghal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number-columns-repeated="2"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number-columns-repeated="2"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ooghalen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9" calcext:value-type="float">
            <text:p>49</text:p>
          </table:table-cell>
          <table:table-cell table:style-name="ce58" table:number-columns-repeated="2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Beilervaart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Hijk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Brunsting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M</text:p>
          </table:table-cell>
          <table:table-cell table:style-name="ce29"/>
          <table:table-cell table:style-name="ce29" office:value-type="string" calcext:value-type="string">
            <text:p>Wijster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Drijber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O</text:p>
          </table:table-cell>
          <table:table-cell table:style-name="ce29"/>
          <table:table-cell table:style-name="ce29" office:value-type="string" calcext:value-type="string">
            <text:p>Tiendeveen 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3" calcext:value-type="float">
            <office:annotation draw:style-name="gr1" draw:text-style-name="P2" svg:width="92.83pt" svg:height="55.47pt" svg:x="453.43pt" svg:y="1425.15pt" draw:caption-point-x="-71.63pt" draw:caption-point-y="254.52pt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58" table:number-columns-repeated="4"/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52" calcext:value-type="float">
            <text:p>45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439" calcext:value-type="float">
            <text:p>1439</text:p>
          </table:table-cell>
          <table:table-cell table:style-name="ce58" office:value-type="float" office:value="1356" calcext:value-type="float">
            <text:p>135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60" calcext:value-type="float">
            <text:p>1460</text:p>
          </table:table-cell>
          <table:table-cell table:style-name="ce58" office:value-type="float" office:value="1371" calcext:value-type="float">
            <text:p>1371</text:p>
          </table:table-cell>
          <table:table-cell table:style-name="ce58" office:value-type="float" office:value="26" calcext:value-type="float">
            <text:p>26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36" calcext:value-type="float">
            <text:p>336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55" calcext:value-type="float">
            <text:p>855</text:p>
          </table:table-cell>
          <table:table-cell table:style-name="ce58" office:value-type="float" office:value="801" calcext:value-type="float">
            <text:p>80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73" calcext:value-type="float">
            <text:p>873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88" calcext:value-type="float">
            <office:annotation draw:style-name="gr1" draw:text-style-name="P2" svg:width="92.83pt" svg:height="55.47pt" svg:x="453.43pt" svg:y="1469.42pt" draw:caption-point-x="-71.63pt" draw:caption-point-y="259.74pt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94" calcext:value-type="float">
            <text:p>2294</text:p>
          </table:table-cell>
          <table:table-cell table:style-name="ce58" office:value-type="float" office:value="2157" calcext:value-type="float">
            <text:p>2157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33" calcext:value-type="float">
            <text:p>2333</text:p>
          </table:table-cell>
          <table:table-cell table:style-name="ce58" office:value-type="float" office:value="2175" calcext:value-type="float">
            <text:p>2175</text:p>
          </table:table-cell>
          <table:table-cell table:style-name="ce58" office:value-type="float" office:value="46" calcext:value-type="float">
            <text:p>46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Borger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orger</text:p>
          </table:table-cell>
          <table:table-cell table:style-name="ce40"/>
          <table:table-cell table:style-name="Default"/>
          <table:table-cell table:style-name="ce50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Westdorp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llertshaar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es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Buin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onger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uwen</text:p>
          </table:table-cell>
          <table:table-cell table:style-name="ce40"/>
          <table:table-cell table:style-name="Default"/>
          <table:table-cell table:style-name="ce50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warsdiep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table:style-name="ce29" office:value-type="string" calcext:value-type="string">
            <text:p>Zuiderdiep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09" calcext:value-type="float">
            <text:p>209</text:p>
          </table:table-cell>
          <table:table-cell table:style-name="ce58" table:number-columns-repeated="4"/>
          <table:table-cell table:style-name="ce58" office:value-type="float" office:value="516" calcext:value-type="float">
            <text:p>516</text:p>
          </table:table-cell>
          <table:table-cell table:style-name="ce58" office:value-type="float" office:value="493" calcext:value-type="float">
            <text:p>49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498" calcext:value-type="float">
            <text:p>49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diep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76" calcext:value-type="float">
            <text:p>1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table:style-name="ce30" office:value-type="string" calcext:value-type="string">
            <text:p>Eila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ruinerveen</text:p>
          </table:table-cell>
          <table:table-cell table:style-name="ce40"/>
          <table:table-cell table:style-name="Default"/>
          <table:table-cell table:style-name="ce50" office:value-type="float" office:value="72" calcext:value-type="float">
            <text:p>72</text:p>
          </table:table-cell>
          <table:table-cell table:style-name="ce58" table:number-columns-repeated="4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146" calcext:value-type="float">
            <text:p>14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rouwenerveen</text:p>
          </table:table-cell>
          <table:table-cell table:style-name="ce40"/>
          <table:table-cell table:style-name="Default"/>
          <table:table-cell table:style-name="ce50" office:value-type="float" office:value="69" calcext:value-type="float">
            <text:p>69</text:p>
          </table:table-cell>
          <table:table-cell table:style-name="ce58" table:number-columns-repeated="4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6" calcext:value-type="float">
            <text:p>186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uwenermond 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12" calcext:value-type="float">
            <text:p>1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uiderblokk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3" calcext:value-type="float">
            <text:p>63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3" calcext:value-type="float">
            <text:p>6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blokken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orger</text:p>
          </table:table-cell>
          <table:table-cell table:style-name="ce40" office:value-type="string" calcext:value-type="string">
            <text:p>Huis van bewaring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11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0" calcext:value-type="float">
            <office:annotation draw:style-name="gr1" draw:text-style-name="P2" svg:width="92.83pt" svg:height="55.53pt" svg:x="453.43pt" svg:y="1886.37pt" draw:caption-point-x="-71.63pt" draw:caption-point-y="250.81pt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Westdorp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llertshaar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Ees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float" office:value="14" calcext:value-type="float">
            <text:p>14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uinen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onger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6" calcext:value-type="float">
            <text:p>56</text:p>
          </table:table-cell>
          <table:table-cell table:style-name="ce58" table:number-columns-repeated="2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uwen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Zuiderdiep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diep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rouwenermond 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uiderblokken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blokk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0" office:value-type="float" office:value="1153" calcext:value-type="float">
            <text:p>1153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number-columns-repeated="2" table:style-name="ce58" office:value-type="float" office:value="11" calcext:value-type="float">
            <text:p>11</text:p>
          </table:table-cell>
          <table:table-cell table:style-name="ce58" office:value-type="float" office:value="2904" calcext:value-type="float">
            <text:p>2904</text:p>
          </table:table-cell>
          <table:table-cell table:style-name="ce58" office:value-type="float" office:value="2731" calcext:value-type="float">
            <text:p>2731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2984" calcext:value-type="float">
            <text:p>2984</text:p>
          </table:table-cell>
          <table:table-cell table:style-name="ce58" office:value-type="float" office:value="2785" calcext:value-type="float">
            <text:p>2785</text:p>
          </table:table-cell>
          <table:table-cell table:style-name="ce58" office:value-type="float" office:value="70" calcext:value-type="float">
            <text:p>70</text:p>
          </table:table-cell>
          <table:table-cell table:style-name="ce69" office:value-type="float" office:value="45" calcext:value-type="float">
            <text:p>4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95" calcext:value-type="float">
            <office:annotation draw:style-name="gr1" draw:text-style-name="P2" svg:width="92.83pt" svg:height="55.53pt" svg:x="453.43pt" svg:y="2051.38pt" draw:caption-point-x="-71.63pt" draw:caption-point-y="277.03pt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48" calcext:value-type="float">
            <office:annotation draw:style-name="gr1" draw:text-style-name="P2" svg:width="92.83pt" svg:height="55.47pt" svg:x="453.43pt" svg:y="2052.14pt" draw:caption-point-x="-71.63pt" draw:caption-point-y="289.02pt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number-columns-repeated="2" table:style-name="ce58" office:value-type="float" office:value="11" calcext:value-type="float">
            <text:p>11</text:p>
          </table:table-cell>
          <table:table-cell table:style-name="ce58" office:value-type="float" office:value="3171" calcext:value-type="float">
            <text:p>3171</text:p>
          </table:table-cell>
          <table:table-cell table:style-name="ce58" office:value-type="float" office:value="2969" calcext:value-type="float">
            <text:p>296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254" calcext:value-type="float">
            <text:p>3254</text:p>
          </table:table-cell>
          <table:table-cell table:style-name="ce58" office:value-type="float" office:value="3025" calcext:value-type="float">
            <text:p>3025</text:p>
          </table:table-cell>
          <table:table-cell table:style-name="ce58" office:value-type="float" office:value="73" calcext:value-type="float">
            <text:p>73</text:p>
          </table:table-cell>
          <table:table-cell table:style-name="ce69" office:value-type="float" office:value="49" calcext:value-type="float">
            <text:p>49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Coevorden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40" office:value-type="string" calcext:value-type="string">
            <text:p>Wees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40" office:value-type="string" calcext:value-type="string">
            <text:p>Overige huzen</text:p>
          </table:table-cell>
          <table:table-cell table:style-name="Default"/>
          <table:table-cell table:style-name="ce50" office:value-type="float" office:value="413" calcext:value-type="float">
            <text:p>413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94" calcext:value-type="float">
            <text:p>894</text:p>
          </table:table-cell>
          <table:table-cell table:style-name="ce58" office:value-type="float" office:value="951" calcext:value-type="float">
            <text:p>95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20" calcext:value-type="float">
            <text:p>920</text:p>
          </table:table-cell>
          <table:table-cell table:style-name="ce58" office:value-type="float" office:value="965" calcext:value-type="float">
            <text:p>965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Steenwijksmoer</text:p>
          </table:table-cell>
          <table:table-cell table:style-name="ce40"/>
          <table:table-cell table:style-name="Default"/>
          <table:table-cell table:style-name="ce50" office:value-type="float" office:value="131" calcext:value-type="float">
            <text:p>1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64" calcext:value-type="float">
            <text:p>364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Ballast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Loo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office:annotation draw:style-name="gr1" draw:text-style-name="P2" svg:width="92.83pt" svg:height="55.53pt" svg:x="453.43pt" svg:y="2178.88pt" draw:caption-point-x="-71.63pt" draw:caption-point-y="251.55pt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Klooster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Coevorderkanaal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Pikveld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Meededeel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Weijerswold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14" calcext:value-type="float">
            <text:p>41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899" calcext:value-type="float">
            <text:p>899</text:p>
          </table:table-cell>
          <table:table-cell table:style-name="ce58" office:value-type="float" office:value="959" calcext:value-type="float">
            <text:p>95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25" calcext:value-type="float">
            <text:p>925</text:p>
          </table:table-cell>
          <table:table-cell table:style-name="ce58" office:value-type="float" office:value="973" calcext:value-type="float">
            <text:p>973</text:p>
          </table:table-cell>
          <table:table-cell table:style-name="ce58" office:value-type="float" office:value="48" calcext:value-type="float">
            <text:p>48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8" calcext:value-type="float">
            <office:annotation draw:style-name="gr1" draw:text-style-name="P2" svg:width="92.83pt" svg:height="55.53pt" svg:x="453.43pt" svg:y="2267.38pt" draw:caption-point-x="-71.63pt" draw:caption-point-y="265.04pt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667" calcext:value-type="float">
            <text:p>667</text:p>
          </table:table-cell>
          <table:table-cell table:style-name="ce58" office:value-type="float" office:value="561" calcext:value-type="float">
            <text:p>561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32" calcext:value-type="float">
            <office:annotation draw:style-name="gr1" draw:text-style-name="P2" svg:width="92.83pt" svg:height="55.53pt" svg:x="453.43pt" svg:y="2271.88pt" draw:caption-point-x="-71.63pt" draw:caption-point-y="273.29pt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545" calcext:value-type="float">
            <text:p>1545</text:p>
          </table:table-cell>
          <table:table-cell table:style-name="ce58" office:value-type="float" office:value="1508" calcext:value-type="float">
            <text:p>1508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592" calcext:value-type="float">
            <text:p>1592</text:p>
          </table:table-cell>
          <table:table-cell table:style-name="ce58" office:value-type="float" office:value="1534" calcext:value-type="float">
            <text:p>1534</text:p>
          </table:table-cell>
          <table:table-cell table:style-name="ce58" office:value-type="float" office:value="63" calcext:value-type="float">
            <text:p>63</text:p>
          </table:table-cell>
          <table:table-cell table:style-name="ce69" office:value-type="float" office:value="31" calcext:value-type="float">
            <text:p>3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Dal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Dal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36" calcext:value-type="float">
            <text:p>2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33" calcext:value-type="float">
            <text:p>533</text:p>
          </table:table-cell>
          <table:table-cell table:style-name="ce58" office:value-type="float" office:value="504" calcext:value-type="float">
            <text:p>50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44" calcext:value-type="float">
            <text:p>544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Loo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30" office:value-type="string" calcext:value-type="string">
            <text:p>Vossebelt</text:p>
          </table:table-cell>
          <table:table-cell table:style-name="ce42"/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8" table:number-columns-repeated="4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Veenhuiz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alerveen</text:p>
          </table:table-cell>
          <table:table-cell table:style-name="ce40"/>
          <table:table-cell table:style-name="Default"/>
          <table:table-cell table:style-name="ce50" office:value-type="float" office:value="68" calcext:value-type="float">
            <text:p>68</text:p>
          </table:table-cell>
          <table:table-cell table:style-name="ce58" table:number-columns-repeated="4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9" calcext:value-type="float">
            <text:p>15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table:style-name="ce29" office:value-type="string" calcext:value-type="string">
            <text:p>Wachtum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38" calcext:value-type="float">
            <text:p>138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Dalen</text:p>
          </table:table-cell>
          <table:table-cell table:style-name="ce40"/>
          <table:table-cell table:style-name="Default"/>
          <table:table-cell table:style-name="ce50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83" calcext:value-type="float">
            <text:p>183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Loo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table:style-name="ce29" office:value-type="string" calcext:value-type="string">
            <text:p>Vossebelt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Veenhuizen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al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Wachtum</text:p>
          </table:table-cell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94" calcext:value-type="float">
            <text:p>39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911" calcext:value-type="float">
            <text:p>91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38" calcext:value-type="float">
            <text:p>1038</text:p>
          </table:table-cell>
          <table:table-cell table:style-name="ce58" office:value-type="float" office:value="920" calcext:value-type="float">
            <text:p>920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4" calcext:value-type="float">
            <text:p>12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18" calcext:value-type="float">
            <text:p>51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6" calcext:value-type="float">
            <text:p>1336</text:p>
          </table:table-cell>
          <table:table-cell table:style-name="ce58" office:value-type="float" office:value="1222" calcext:value-type="float">
            <text:p>122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58" calcext:value-type="float">
            <text:p>1358</text:p>
          </table:table-cell>
          <table:table-cell table:style-name="ce58" office:value-type="float" office:value="1233" calcext:value-type="float">
            <text:p>1233</text:p>
          </table:table-cell>
          <table:table-cell table:style-name="ce58" office:value-type="float" office:value="17" calcext:value-type="float">
            <text:p>1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18" calcext:value-type="float">
            <text:p>51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6" calcext:value-type="float">
            <text:p>1336</text:p>
          </table:table-cell>
          <table:table-cell table:style-name="ce58" office:value-type="float" office:value="1222" calcext:value-type="float">
            <text:p>12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59" calcext:value-type="float">
            <text:p>1359</text:p>
          </table:table-cell>
          <table:table-cell table:style-name="ce58" office:value-type="float" office:value="1233" calcext:value-type="float">
            <text:p>1233</text:p>
          </table:table-cell>
          <table:table-cell table:style-name="ce58" office:value-type="float" office:value="17" calcext:value-type="float">
            <text:p>1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1">
            <text:p>Diever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2"/>
          <table:table-cell table:style-name="ce30" office:value-type="string" calcext:value-type="string">
            <text:p>Diever</text:p>
          </table:table-cell>
          <table:table-cell table:style-name="ce42"/>
          <table:table-cell table:style-name="Default"/>
          <table:table-cell table:style-name="ce50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33" office:value-type="string" calcext:value-type="string" table:number-columns-spanned="1" table:number-rows-spanned="10">
            <text:p>Diever</text:p>
          </table:table-cell>
          <table:table-cell table:style-name="ce29" office:value-type="string" calcext:value-type="string">
            <text:p>Diever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Kalteren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Berkenheuvel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Kasteel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7" calcext:value-type="float">
            <text:p>67</text:p>
          </table:table-cell>
          <table:table-cell table:style-name="ce58" table:number-columns-repeated="2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Vaart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Dieverveld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Dieverbrug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Oldendieverbrug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Oldendiever 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4" calcext:value-type="float">
            <text:p>94</text:p>
          </table:table-cell>
          <table:table-cell table:style-name="ce58" table:number-columns-repeated="2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33" office:value-type="string" calcext:value-type="string" table:number-columns-spanned="1" table:number-rows-spanned="5">
            <text:p>Wapse</text:p>
          </table:table-cell>
          <table:table-cell table:style-name="ce29" office:value-type="string" calcext:value-type="string">
            <text:p>Ten Darp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Soerth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Ten Have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Veldhuizen</text:p>
          </table:table-cell>
          <table:table-cell table:style-name="ce40"/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Veenhuizen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33" office:value-type="string" calcext:value-type="string" table:number-columns-spanned="1" table:number-rows-spanned="7">
            <text:p>Wittelte</text:p>
          </table:table-cell>
          <table:table-cell table:style-name="ce29" office:value-type="string" calcext:value-type="string">
            <text:p>Noord- Wittelt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Wittelte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46" calcext:value-type="float">
            <text:p>4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Heersvaartje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Wittelterbrug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Bergrug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't Veld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't Moer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33" office:value-type="string" calcext:value-type="string" table:number-columns-spanned="1" table:number-rows-spanned="5">
            <text:p>Wateren</text:p>
          </table:table-cell>
          <table:table-cell table:style-name="ce29" office:value-type="string" calcext:value-type="string">
            <text:p>Oude Willem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Groot Water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Broek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Klein Wateren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Zorgvliet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99" calcext:value-type="float">
            <text:p>2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679" calcext:value-type="float">
            <text:p>67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92" calcext:value-type="float">
            <text:p>792</text:p>
          </table:table-cell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87" calcext:value-type="float">
            <text:p>387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988" calcext:value-type="float">
            <text:p>988</text:p>
          </table:table-cell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2" calcext:value-type="float">
            <text:p>1002</text:p>
          </table:table-cell>
          <table:table-cell table:style-name="ce58" office:value-type="float" office:value="912" calcext:value-type="float">
            <text:p>91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Dwingelo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2"/>
          <table:table-cell table:style-name="ce29" office:value-type="string" calcext:value-type="string">
            <text:p>Werkhuis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verige huizen</text:p>
          </table:table-cell>
          <table:table-cell table:style-name="ce40"/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296" calcext:value-type="float">
            <text:p>29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Westeinde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hee</text:p>
          </table:table-cell>
          <table:table-cell table:style-name="ce40"/>
          <table:table-cell table:style-name="Default"/>
          <table:table-cell table:style-name="ce50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157" calcext:value-type="float">
            <text:p>157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58" calcext:value-type="float">
            <text:p>158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heebroek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4" calcext:value-type="float">
            <text:p>34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emster</text:p>
          </table:table-cell>
          <table:table-cell table:style-name="ce40"/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table:number-columns-repeated="4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45" calcext:value-type="float">
            <text:p>145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eggelo 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97" calcext:value-type="float">
            <text:p>97</text:p>
          </table:table-cell>
          <table:table-cell table:style-name="ce58" table:number-columns-repeated="4"/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68" calcext:value-type="float">
            <text:p>26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17" calcext:value-type="float">
            <text:p>817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31" calcext:value-type="float">
            <text:p>831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68" calcext:value-type="float">
            <text:p>3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28" calcext:value-type="float">
            <text:p>1128</text:p>
          </table:table-cell>
          <table:table-cell table:style-name="ce58" office:value-type="float" office:value="972" calcext:value-type="float">
            <text:p>972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49" calcext:value-type="float">
            <text:p>1149</text:p>
          </table:table-cell>
          <table:table-cell table:style-name="ce58" office:value-type="float" office:value="977" calcext:value-type="float">
            <text:p>977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23" calcext:value-type="float">
            <text:p>23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Eel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lde</text:p>
          </table:table-cell>
          <table:table-cell table:style-name="ce40"/>
          <table:table-cell table:style-name="Default"/>
          <table:table-cell table:style-name="ce50" office:value-type="float" office:value="111" calcext:value-type="float">
            <text:p>11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54" calcext:value-type="float">
            <text:p>25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Paterwolde</text:p>
          </table:table-cell>
          <table:table-cell table:style-name="ce40"/>
          <table:table-cell table:style-name="Default"/>
          <table:table-cell table:style-name="ce50" office:value-type="float" office:value="115" calcext:value-type="float">
            <text:p>11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chelfhorst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lde</text:p>
          </table:table-cell>
          <table:table-cell table:style-name="ce40" office:value-type="string" calcext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Herv. Gemeent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table:number-columns-repeated="2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74" calcext:value-type="float">
            <text:p>17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osterbroek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Paterswolde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elmerdijk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chelfhorst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erderwolde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e Duinen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31" calcext:value-type="float">
            <text:p>23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530" calcext:value-type="float">
            <text:p>5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75" calcext:value-type="float">
            <text:p>575</text:p>
          </table:table-cell>
          <table:table-cell table:style-name="ce58" office:value-type="float" office:value="531" calcext:value-type="float">
            <text:p>531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55" calcext:value-type="float">
            <text:p>15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86" calcext:value-type="float">
            <text:p>38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966" calcext:value-type="float">
            <text:p>966</text:p>
          </table:table-cell>
          <table:table-cell table:style-name="ce58" office:value-type="float" office:value="896" calcext:value-type="float">
            <text:p>89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1" calcext:value-type="float">
            <text:p>971</text:p>
          </table:table-cell>
          <table:table-cell table:style-name="ce58" office:value-type="float" office:value="897" calcext:value-type="float">
            <text:p>897</text:p>
          </table:table-cell>
          <table:table-cell table:style-name="ce58" office:value-type="float" office:value="17" calcext:value-type="float">
            <text:p>1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55">
            <text:p>Emm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/>
          <table:table-cell table:style-name="Default"/>
          <table:table-cell table:style-name="ce50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Nieuwe Schutting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ude Schutting</text:p>
          </table:table-cell>
          <table:table-cell table:style-name="ce40"/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table:number-columns-repeated="4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65" calcext:value-type="float">
            <text:p>65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oswinkel</text:p>
          </table:table-cell>
          <table:table-cell table:style-name="ce40"/>
          <table:table-cell table:style-name="Default"/>
          <table:table-cell table:style-name="ce50" office:value-type="float" office:value="126" calcext:value-type="float">
            <text:p>12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3" calcext:value-type="float">
            <text:p>323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oswinkelschemarke</text:p>
          </table:table-cell>
          <table:table-cell table:style-name="ce40"/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ten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unsterscheveld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188" calcext:value-type="float">
            <text:p>18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Weerdinge</text:p>
          </table:table-cell>
          <table:table-cell table:style-name="ce40"/>
          <table:table-cell table:style-name="Default"/>
          <table:table-cell table:style-name="ce50" office:value-type="float" office:value="62" calcext:value-type="float">
            <text:p>62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6" calcext:value-type="float">
            <text:p>156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erdingerveen</text:p>
          </table:table-cell>
          <table:table-cell table:style-name="ce40"/>
          <table:table-cell table:style-name="Default"/>
          <table:table-cell table:style-name="ce50" office:value-type="float" office:value="139" calcext:value-type="float">
            <text:p>13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81" calcext:value-type="float">
            <text:p>38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83" calcext:value-type="float">
            <text:p>383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erdingermarke</text:p>
          </table:table-cell>
          <table:table-cell table:style-name="ce40"/>
          <table:table-cell table:style-name="Default"/>
          <table:table-cell table:style-name="ce50" office:value-type="float" office:value="81" calcext:value-type="float">
            <text:p>81</text:p>
          </table:table-cell>
          <table:table-cell table:style-name="ce58" table:number-columns-repeated="4"/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199" calcext:value-type="float">
            <text:p>199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" calcext:value-type="float">
            <text:p>5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stenesch</text:p>
          </table:table-cell>
          <table:table-cell table:style-name="ce40"/>
          <table:table-cell table:style-name="Default"/>
          <table:table-cell table:style-name="ce50" office:value-type="float" office:value="44" calcext:value-type="float">
            <text:p>44</text:p>
          </table:table-cell>
          <table:table-cell table:style-name="ce58" table:number-columns-repeated="4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table:number-columns-repeated="2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17" calcext:value-type="float">
            <text:p>117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Tweedijk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mmerhout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-Barge</text:p>
          </table:table-cell>
          <table:table-cell table:style-name="ce40"/>
          <table:table-cell table:style-name="Default"/>
          <table:table-cell table:style-name="ce50" office:value-type="float" office:value="130" calcext:value-type="float">
            <office:annotation draw:style-name="gr1" draw:text-style-name="P2" svg:width="92.83pt" svg:height="55.47pt" svg:x="453.43pt" svg:y="3690.94pt" draw:caption-point-x="-71.63pt" draw:caption-point-y="261.24pt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57" calcext:value-type="float">
            <text:p>357</text:p>
          </table:table-cell>
          <table:table-cell table:style-name="ce58" office:value-type="float" office:value="292" calcext:value-type="float">
            <text:p>292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367" calcext:value-type="float">
            <text:p>367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linkmolenbrug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uid-Barge</text:p>
          </table:table-cell>
          <table:table-cell table:style-name="ce40"/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8" table:number-columns-repeated="4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lhelmsoord</text:p>
          </table:table-cell>
          <table:table-cell table:style-name="ce40"/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 table:number-columns-repeated="2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erfscheidenveen</text:p>
          </table:table-cell>
          <table:table-cell table:style-name="ce40"/>
          <table:table-cell table:style-name="Default"/>
          <table:table-cell table:style-name="ce50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Emmerhout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mmer Rund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mmercompascuum</text:p>
          </table:table-cell>
          <table:table-cell table:style-name="ce40"/>
          <table:table-cell table:style-name="Default"/>
          <table:table-cell table:style-name="ce50" office:value-type="float" office:value="107" calcext:value-type="float">
            <text:p>10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283" calcext:value-type="float">
            <text:p>2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88" calcext:value-type="float">
            <text:p>28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6" calcext:value-type="float">
            <office:annotation draw:style-name="gr1" draw:text-style-name="P2" svg:width="92.83pt" svg:height="55.5pt" svg:x="453.43pt" svg:y="3818.41pt" draw:caption-point-x="-71.63pt" draw:caption-point-y="325.02pt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meer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gelschendijk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"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number-columns-repeated="2"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gelsloo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n Oever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ranjedorp</text:p>
          </table:table-cell>
          <table:table-cell table:style-name="ce40"/>
          <table:table-cell table:style-name="Default"/>
          <table:table-cell table:style-name="ce50" office:value-type="float" office:value="98" calcext:value-type="float">
            <text:p>9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eupiesve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oosterveld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8" calcext:value-type="float">
            <text:p>11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ieuw-Dordrecht</text:p>
          </table:table-cell>
          <table:table-cell table:style-name="ce40"/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table:number-columns-repeated="2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stenow</text:p>
          </table:table-cell>
          <table:table-cell table:style-name="ce40"/>
          <table:table-cell table:style-name="Default"/>
          <table:table-cell table:style-name="ce50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meulveen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Oranjedorp</text:p>
          </table:table-cell>
          <table:table-cell table:style-name="ce40"/>
          <table:table-cell table:style-name="Default"/>
          <table:table-cell table:style-name="ce50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rica</text:p>
          </table:table-cell>
          <table:table-cell table:style-name="ce40"/>
          <table:table-cell table:style-name="Default"/>
          <table:table-cell table:style-name="ce50" office:value-type="float" office:value="189" calcext:value-type="float">
            <text:p>189</text:p>
          </table:table-cell>
          <table:table-cell table:style-name="ce58" table:number-columns-repeated="4"/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490" calcext:value-type="float">
            <text:p>490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93" calcext:value-type="float">
            <text:p>493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ieuw-Amsterdam</text:p>
          </table:table-cell>
          <table:table-cell table:style-name="ce40"/>
          <table:table-cell table:style-name="Default"/>
          <table:table-cell table:style-name="ce50" office:value-type="float" office:value="372" calcext:value-type="float">
            <text:p>37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37" calcext:value-type="float">
            <text:p>937</text:p>
          </table:table-cell>
          <table:table-cell table:style-name="ce58" office:value-type="float" office:value="984" calcext:value-type="float">
            <text:p>984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71" calcext:value-type="float">
            <text:p>971</text:p>
          </table:table-cell>
          <table:table-cell table:style-name="ce58" office:value-type="float" office:value="992" calcext:value-type="float">
            <text:p>992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table:number-columns-repeated="6"/>
          <table:table-cell table:style-name="ce58" office:value-type="float" office:value="57" calcext:value-type="float">
            <text:p>57</text:p>
          </table:table-cell>
          <table:table-cell table:style-name="ce69" office:value-type="float" office:value="43" calcext:value-type="float">
            <text:p>4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Amsterdamscheveld</text:p>
          </table:table-cell>
          <table:table-cell table:style-name="ce40"/>
          <table:table-cell table:style-name="Default"/>
          <table:table-cell table:style-name="ce50" office:value-type="float" office:value="125" calcext:value-type="float">
            <text:p>1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oosterveen</text:p>
          </table:table-cell>
          <table:table-cell table:style-name="ce40"/>
          <table:table-cell table:style-name="Default"/>
          <table:table-cell table:style-name="ce50" office:value-type="float" office:value="169" calcext:value-type="float">
            <text:p>16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381" calcext:value-type="float">
            <text:p>381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undeveen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5" calcext:value-type="float">
            <text:p>65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Bargercompascuum</text:p>
          </table:table-cell>
          <table:table-cell table:style-name="ce40"/>
          <table:table-cell table:style-name="Default"/>
          <table:table-cell table:style-name="ce50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wartemeer</text:p>
          </table:table-cell>
          <table:table-cell table:style-name="ce40"/>
          <table:table-cell table:style-name="Default"/>
          <table:table-cell table:style-name="ce50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587" calcext:value-type="float">
            <office:annotation draw:style-name="gr1" draw:text-style-name="P2" svg:width="92.83pt" svg:height="55.5pt" svg:x="453.43pt" svg:y="4200.92pt" draw:caption-point-x="-71.63pt" draw:caption-point-y="337.75pt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6927" calcext:value-type="float">
            <text:p>6927</text:p>
          </table:table-cell>
          <table:table-cell table:style-name="ce58" office:value-type="float" office:value="6549" calcext:value-type="float">
            <text:p>654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108" calcext:value-type="float">
            <text:p>7108</text:p>
          </table:table-cell>
          <table:table-cell table:style-name="ce58" office:value-type="float" office:value="6630" calcext:value-type="float">
            <text:p>6630</text:p>
          </table:table-cell>
          <table:table-cell table:style-name="ce58" office:value-type="float" office:value="157" calcext:value-type="float">
            <text:p>157</text:p>
          </table:table-cell>
          <table:table-cell table:style-name="ce69" office:value-type="float" office:value="126" calcext:value-type="float">
            <text:p>126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720" calcext:value-type="float">
            <office:annotation draw:style-name="gr1" draw:text-style-name="P2" svg:width="92.83pt" svg:height="55.5pt" svg:x="453.43pt" svg:y="4205.4pt" draw:caption-point-x="-71.63pt" draw:caption-point-y="346.03pt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7267" calcext:value-type="float">
            <text:p>7267</text:p>
          </table:table-cell>
          <table:table-cell table:style-name="ce58" office:value-type="float" office:value="6869" calcext:value-type="float">
            <text:p>6869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454" calcext:value-type="float">
            <text:p>7454</text:p>
          </table:table-cell>
          <table:table-cell table:style-name="ce58" office:value-type="float" office:value="6952" calcext:value-type="float">
            <text:p>6952</text:p>
          </table:table-cell>
          <table:table-cell table:style-name="ce58" office:value-type="float" office:value="167" calcext:value-type="float">
            <text:p>167</text:p>
          </table:table-cell>
          <table:table-cell table:style-name="ce69" office:value-type="float" office:value="131" calcext:value-type="float">
            <text:p>13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720" calcext:value-type="float">
            <text:p>2720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7267" calcext:value-type="float">
            <text:p>7267</text:p>
          </table:table-cell>
          <table:table-cell table:style-name="ce58" office:value-type="float" office:value="6869" calcext:value-type="float">
            <text:p>6869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456" calcext:value-type="float">
            <text:p>7456</text:p>
          </table:table-cell>
          <table:table-cell table:style-name="ce58" office:value-type="float" office:value="6952" calcext:value-type="float">
            <text:p>6952</text:p>
          </table:table-cell>
          <table:table-cell table:style-name="ce58" office:value-type="float" office:value="167" calcext:value-type="float">
            <text:p>167</text:p>
          </table:table-cell>
          <table:table-cell table:style-name="ce69" office:value-type="float" office:value="131" calcext:value-type="float">
            <text:p>13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Gasselt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asselte</text:p>
          </table:table-cell>
          <table:table-cell table:style-name="ce40"/>
          <table:table-cell table:style-name="Default"/>
          <table:table-cell table:style-name="ce50" office:value-type="float" office:value="83" calcext:value-type="float">
            <text:p>83</text:p>
          </table:table-cell>
          <table:table-cell table:style-name="ce58" table:number-columns-repeated="4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Kostvlies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boerveen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asselter-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4" calcext:value-type="float">
            <text:p>12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number-columns-repeated="2" table:style-name="ce58" office:value-type="float" office:value="256" calcext:value-type="float">
            <text:p>25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asselternijveen</text:p>
          </table:table-cell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nijveensche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asselt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Kostvlies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boerveen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asselterboerveenschemond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asselternijveen</text:p>
          </table:table-cell>
          <table:table-cell table:style-name="ce40"/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nijveenschemond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67" calcext:value-type="float">
            <text:p>367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93" calcext:value-type="float">
            <text:p>893</text:p>
          </table:table-cell>
          <table:table-cell table:style-name="ce58" office:value-type="float" office:value="866" calcext:value-type="float">
            <text:p>866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983" calcext:value-type="float">
            <text:p>983</text:p>
          </table:table-cell>
          <table:table-cell table:style-name="ce58" office:value-type="float" office:value="936" calcext:value-type="float">
            <text:p>936</text:p>
          </table:table-cell>
          <table:table-cell table:style-name="ce58" office:value-type="float" office:value="14" calcext:value-type="float">
            <text:p>14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73" calcext:value-type="float">
            <text:p>173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45" calcext:value-type="float">
            <text:p>445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89" calcext:value-type="float">
            <text:p>1089</text:p>
          </table:table-cell>
          <table:table-cell table:style-name="ce58" office:value-type="float" office:value="1039" calcext:value-type="float">
            <text:p>1039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182" calcext:value-type="float">
            <text:p>1182</text:p>
          </table:table-cell>
          <table:table-cell table:style-name="ce58" office:value-type="float" office:value="1109" calcext:value-type="float">
            <text:p>1109</text:p>
          </table:table-cell>
          <table:table-cell table:style-name="ce58" office:value-type="float" office:value="14" calcext:value-type="float">
            <text:p>14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Giet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ieten</text:p>
          </table:table-cell>
          <table:table-cell table:style-name="ce40"/>
          <table:table-cell table:style-name="Default"/>
          <table:table-cell table:style-name="ce50" office:value-type="float" office:value="83" calcext:value-type="float">
            <text:p>8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onnen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3" calcext:value-type="float">
            <text:p>63</text:p>
          </table:table-cell>
          <table:table-cell table:style-name="ce58" table:number-columns-repeated="2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Gieterveen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ieten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table:number-columns-repeated="4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onnen</text:p>
          </table:table-cell>
          <table:table-cell table:style-name="ce40"/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table:number-columns-repeated="4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andvoort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office:annotation draw:style-name="gr1" draw:text-style-name="P2" svg:width="92.83pt" svg:height="55.47pt" svg:x="453.43pt" svg:y="4665.91pt" draw:caption-point-x="-71.63pt" draw:caption-point-y="357.25pt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onnerveen</text:p>
          </table:table-cell>
          <table:table-cell table:style-name="ce40"/>
          <table:table-cell table:style-name="Default"/>
          <table:table-cell table:style-name="ce50" office:value-type="float" office:value="98" calcext:value-type="float">
            <text:p>98</text:p>
          </table:table-cell>
          <table:table-cell table:style-name="ce58" table:number-columns-repeated="4"/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227" calcext:value-type="float">
            <text:p>227</text:p>
          </table:table-cell>
          <table:table-cell table:style-name="ce58"/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iet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4" calcext:value-type="float">
            <text:p>12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298" calcext:value-type="float">
            <text:p>298</text:p>
          </table:table-cell>
          <table:table-cell table:style-name="ce58"/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34" calcext:value-type="float">
            <text:p>1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31" calcext:value-type="float">
            <office:annotation draw:style-name="gr1" draw:text-style-name="P2" svg:width="92.83pt" svg:height="55.5pt" svg:x="453.43pt" svg:y="4742.39pt" draw:caption-point-x="-71.63pt" draw:caption-point-y="344.52pt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30" calcext:value-type="float">
            <text:p>830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49" calcext:value-type="float">
            <text:p>849</text:p>
          </table:table-cell>
          <table:table-cell table:style-name="ce58" office:value-type="float" office:value="770" calcext:value-type="float">
            <text:p>770</text:p>
          </table:table-cell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65" calcext:value-type="float">
            <office:annotation draw:style-name="gr1" draw:text-style-name="P2" svg:width="92.83pt" svg:height="55.47pt" svg:x="453.43pt" svg:y="4749.87pt" draw:caption-point-x="-71.63pt" draw:caption-point-y="349.8pt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71" calcext:value-type="float">
            <text:p>1171</text:p>
          </table:table-cell>
          <table:table-cell table:style-name="ce58" office:value-type="float" office:value="1070" calcext:value-type="float">
            <text:p>1070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16">
            <text:p><text:span text:style-name="T2">Havelte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H</text:p>
          </table:table-cell>
          <table:table-cell table:style-name="ce33" office:value-type="string" calcext:value-type="string" table:number-columns-spanned="1" table:number-rows-spanned="4">
            <text:p>Dorp Havelte</text:p>
          </table:table-cell>
          <table:table-cell table:style-name="ce29" office:value-type="string" calcext:value-type="string">
            <text:p>Ooster-Havelte</text:p>
          </table:table-cell>
          <table:table-cell table:style-name="ce40" office:value-type="string" calcext:value-type="string">
            <text:p>Armen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 office:value-type="string" calcext:value-type="string">
            <text:p>Wester-Havelte</text:p>
          </table:table-cell>
          <table:table-cell table:style-name="ce40"/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ursinge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2" calcext:value-type="float">
            <text:p>92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Darp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De Wal</text:p>
          </table:table-cell>
          <table:table-cell table:style-name="ce40"/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86" calcext:value-type="float">
            <text:p>8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U</text:p>
          </table:table-cell>
          <table:table-cell table:style-name="ce33" office:value-type="string" calcext:value-type="string" table:number-columns-spanned="1" table:number-rows-spanned="3">
            <text:p>Gehucht Uffelte</text:p>
          </table:table-cell>
          <table:table-cell table:style-name="ce29" office:value-type="string" calcext:value-type="string">
            <text:p>Uffelte-Westeinde</text:p>
          </table:table-cell>
          <table:table-cell table:style-name="ce40"/>
          <table:table-cell table:style-name="Default"/>
          <table:table-cell table:style-name="ce50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07" calcext:value-type="float">
            <text:p>20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table:style-name="ce29" office:value-type="string" calcext:value-type="string">
            <text:p>Uffelte Oosteinde</text:p>
          </table:table-cell>
          <table:table-cell table:style-name="ce40"/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De Vaartsctreek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table:number-columns-repeated="2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58" calcext:value-type="float">
            <text:p>158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Veendijk</text:p>
          </table:table-cell>
          <table:table-cell table:style-name="ce40"/>
          <table:table-cell table:style-name="Default"/>
          <table:table-cell table:style-name="ce50" office:value-type="float" office:value="64" calcext:value-type="float">
            <text:p>64</text:p>
          </table:table-cell>
          <table:table-cell table:style-name="ce58" table:number-columns-repeated="4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Nijentap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9" calcext:value-type="float">
            <text:p>9</text:p>
          </table:table-cell>
          <table:table-cell table:style-name="ce58" table:number-columns-repeated="2"/>
          <table:table-cell table:number-columns-repeated="2"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Havelterberg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table:number-columns-repeated="4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95" calcext:value-type="float">
            <text:p>95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W</text:p>
          </table:table-cell>
          <table:table-cell table:style-name="ce33" office:value-type="string" calcext:value-type="string" table:number-columns-spanned="1" table:number-rows-spanned="2">
            <text:p>Dorp Wapserveen</text:p>
          </table:table-cell>
          <table:table-cell table:style-name="ce29" office:value-type="string" calcext:value-type="string">
            <text:p>Wapserveen-Oosteinde</text:p>
          </table:table-cell>
          <table:table-cell table:style-name="ce40"/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Wapserveen-Westeinde</text:p>
          </table:table-cell>
          <table:table-cell table:style-name="ce40"/>
          <table:table-cell table:style-name="Default"/>
          <table:table-cell table:style-name="ce50" office:value-type="float" office:value="73" calcext:value-type="float">
            <text:p>7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50" calcext:value-type="float">
            <text:p>650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56" calcext:value-type="float">
            <text:p>1556</text:p>
          </table:table-cell>
          <table:table-cell table:style-name="ce58" office:value-type="float" office:value="1438" calcext:value-type="float">
            <text:p>143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79" calcext:value-type="float">
            <text:p>1579</text:p>
          </table:table-cell>
          <table:table-cell table:style-name="ce58" office:value-type="float" office:value="1452" calcext:value-type="float">
            <text:p>1452</text:p>
          </table:table-cell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1">
            <text:p>Hoogeve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Oostzijde</text:p>
          </table:table-cell>
          <table:table-cell table:style-name="Default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9" calcext:value-type="float">
            <text:p>12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/>
          <table:table-cell table:number-columns-repeated="2"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number-columns-repeated="2"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roote Kerkstraat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chter de Kerk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leine Kerksteeg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Haagj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Haagje</text:p>
          </table:table-cell>
          <table:table-cell table:style-name="ce40"/>
          <table:table-cell table:style-name="Default"/>
          <table:table-cell table:style-name="ce50" office:value-type="float" office:value="58" calcext:value-type="float">
            <text:p>58</text:p>
          </table:table-cell>
          <table:table-cell table:style-name="ce58" table:number-columns-repeated="4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Oostzijde</text:p>
          </table:table-cell>
          <table:table-cell table:style-name="ce29" office:value-type="string" calcext:value-type="string">
            <text:p>De Sloot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Westzijde</text:p>
          </table:table-cell>
          <table:table-cell table:style-name="ce29" office:value-type="string" calcext:value-type="string">
            <text:p>De Sloot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65" calcext:value-type="float">
            <text:p>6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Schut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Schut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5" calcext:value-type="float">
            <text:p>5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8" calcext:value-type="float">
            <text:p>18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Westzijde</text:p>
          </table:table-cell>
          <table:table-cell table:style-name="ce29" office:value-type="string" calcext:value-type="string">
            <text:p>De Huizen</text:p>
          </table:table-cell>
          <table:table-cell table:style-name="ce40"/>
          <table:table-cell table:style-name="Default"/>
          <table:table-cell table:style-name="ce50" office:value-type="float" office:value="147" calcext:value-type="float">
            <text:p>14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361" calcext:value-type="float">
            <text:p>361</text:p>
          </table:table-cell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Haagj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haagje</text:p>
          </table:table-cell>
          <table:table-cell table:style-name="ce42"/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Oostzijde</text:p>
          </table:table-cell>
          <table:table-cell table:style-name="ce29" office:value-type="string" calcext:value-type="string">
            <text:p>De Sloot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Westzijde</text:p>
          </table:table-cell>
          <table:table-cell table:style-name="ce29" office:value-type="string" calcext:value-type="string">
            <text:p>De Sloot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Schut</text:p>
          </table:table-cell>
          <table:table-cell table:style-name="ce40"/>
          <table:table-cell table:style-name="Default"/>
          <table:table-cell table:style-name="ce50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Schut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Toldijk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Achterom en Noor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925" calcext:value-type="float">
            <text:p>925</text:p>
          </table:table-cell>
          <table:table-cell table:style-name="ce58" office:value-type="float" office:value="913" calcext:value-type="float">
            <text:p>913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44" calcext:value-type="float">
            <text:p>944</text:p>
          </table:table-cell>
          <table:table-cell table:style-name="ce58" office:value-type="float" office:value="923" calcext:value-type="float">
            <text:p>923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Krakeel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39" calcext:value-type="float">
            <text:p>13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73" calcext:value-type="float">
            <text:p>373</text:p>
          </table:table-cell>
          <table:table-cell table:style-name="ce58" office:value-type="float" office:value="306" calcext:value-type="float">
            <text:p>306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Hollandsche Vel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72" calcext:value-type="float">
            <text:p>57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333" calcext:value-type="float">
            <text:p>1333</text:p>
          </table:table-cell>
          <table:table-cell table:style-name="ce58" office:value-type="float" office:value="1312" calcext:value-type="float">
            <text:p>13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52" calcext:value-type="float">
            <text:p>1352</text:p>
          </table:table-cell>
          <table:table-cell table:style-name="ce58" office:value-type="float" office:value="1322" calcext:value-type="float">
            <text:p>1322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Alteveer en Riegshoogtendijk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53" calcext:value-type="float">
            <text:p>153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83" calcext:value-type="float">
            <text:p>383</text:p>
          </table:table-cell>
          <table:table-cell table:style-name="ce58" office:value-type="float" office:value="359" calcext:value-type="float">
            <text:p>359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07" calcext:value-type="float">
            <text:p>407</text:p>
          </table:table-cell>
          <table:table-cell table:style-name="ce58" office:value-type="float" office:value="369" calcext:value-type="float">
            <text:p>36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68" calcext:value-type="float">
            <text:p>268</text:p>
          </table:table-cell>
          <table:table-cell table:style-name="ce58" table:number-columns-repeated="3"/>
          <table:table-cell table:style-name="ce58" office:value-type="float" office:value="631" calcext:value-type="float">
            <text:p>631</text:p>
          </table:table-cell>
          <table:table-cell table:style-name="ce58" office:value-type="float" office:value="570" calcext:value-type="float">
            <text:p>570</text:p>
          </table:table-cell>
          <table:table-cell table:style-name="ce58" office:value-type="float" office:value="631" calcext:value-type="float">
            <text:p>631</text:p>
          </table:table-cell>
          <table:table-cell table:style-name="ce58" office:value-type="float" office:value="570" calcext:value-type="float">
            <text:p>570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table:style-name="ce50" office:value-type="float" office:value="745" calcext:value-type="float">
            <text:p>745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706" calcext:value-type="float">
            <text:p>1706</text:p>
          </table:table-cell>
          <table:table-cell table:style-name="ce58" office:value-type="float" office:value="1822" calcext:value-type="float">
            <text:p>182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764" calcext:value-type="float">
            <text:p>1764</text:p>
          </table:table-cell>
          <table:table-cell table:style-name="ce58" office:value-type="float" office:value="1847" calcext:value-type="float">
            <text:p>1847</text:p>
          </table:table-cell>
          <table:table-cell table:style-name="ce58" office:value-type="float" office:value="96" calcext:value-type="float">
            <text:p>96</text:p>
          </table:table-cell>
          <table:table-cell table:style-name="ce69" office:value-type="float" office:value="63" calcext:value-type="float">
            <text:p>6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442" calcext:value-type="float">
            <text:p>1442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60" calcext:value-type="float">
            <text:p>3460</text:p>
          </table:table-cell>
          <table:table-cell table:style-name="ce58" office:value-type="float" office:value="3312" calcext:value-type="float">
            <text:p>3312</text:p>
          </table:table-cell>
          <table:table-cell table:style-name="ce58" office:value-type="float" office:value="706" calcext:value-type="float">
            <text:p>706</text:p>
          </table:table-cell>
          <table:table-cell table:style-name="ce58" office:value-type="float" office:value="605" calcext:value-type="float">
            <text:p>605</text:p>
          </table:table-cell>
          <table:table-cell table:style-name="ce58" office:value-type="float" office:value="4166" calcext:value-type="float">
            <text:p>4166</text:p>
          </table:table-cell>
          <table:table-cell table:style-name="ce58" office:value-type="float" office:value="3917" calcext:value-type="float">
            <text:p>3917</text:p>
          </table:table-cell>
          <table:table-cell table:style-name="ce58" office:value-type="float" office:value="24" calcext:value-type="float">
            <text:p>24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87" calcext:value-type="float">
            <text:p>2187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166" calcext:value-type="float">
            <text:p>5166</text:p>
          </table:table-cell>
          <table:table-cell table:style-name="ce58" office:value-type="float" office:value="5134" calcext:value-type="float">
            <text:p>5134</text:p>
          </table:table-cell>
          <table:table-cell table:style-name="ce58" office:value-type="float" office:value="764" calcext:value-type="float">
            <text:p>764</text:p>
          </table:table-cell>
          <table:table-cell table:style-name="ce58" office:value-type="float" office:value="630" calcext:value-type="float">
            <text:p>630</text:p>
          </table:table-cell>
          <table:table-cell table:style-name="ce58" office:value-type="float" office:value="5930" calcext:value-type="float">
            <text:p>5930</text:p>
          </table:table-cell>
          <table:table-cell table:style-name="ce58" office:value-type="float" office:value="5764" calcext:value-type="float">
            <text:p>5764</text:p>
          </table:table-cell>
          <table:table-cell table:style-name="ce58" office:value-type="float" office:value="120" calcext:value-type="float">
            <text:p>120</text:p>
          </table:table-cell>
          <table:table-cell table:style-name="ce69" office:value-type="float" office:value="72" calcext:value-type="float">
            <text:p>7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87" calcext:value-type="float">
            <text:p>2187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166" calcext:value-type="float">
            <text:p>5166</text:p>
          </table:table-cell>
          <table:table-cell table:style-name="ce58" office:value-type="float" office:value="5134" calcext:value-type="float">
            <text:p>5134</text:p>
          </table:table-cell>
          <table:table-cell table:style-name="ce58" office:value-type="float" office:value="768" calcext:value-type="float">
            <text:p>768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5934" calcext:value-type="float">
            <text:p>5934</text:p>
          </table:table-cell>
          <table:table-cell table:style-name="ce58" office:value-type="float" office:value="5768" calcext:value-type="float">
            <text:p>5768</text:p>
          </table:table-cell>
          <table:table-cell table:style-name="ce58" office:value-type="float" office:value="120" calcext:value-type="float">
            <text:p>120</text:p>
          </table:table-cell>
          <table:table-cell table:style-name="ce69" office:value-type="float" office:value="72" calcext:value-type="float">
            <text:p>7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2">
            <text:p>Meppel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I</text:p>
          </table:table-cell>
          <table:table-cell table:style-name="ce29" table:number-columns-repeated="2"/>
          <table:table-cell table:style-name="ce40" office:value-type="string" calcext:value-type="string">
            <text:p>Diaconie-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04" calcext:value-type="float">
            <text:p>204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452" calcext:value-type="float">
            <text:p>452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261" calcext:value-type="float">
            <text:p>26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51" calcext:value-type="float">
            <text:p>551</text:p>
          </table:table-cell>
          <table:table-cell table:style-name="ce58" office:value-type="float" office:value="527" calcext:value-type="float">
            <text:p>527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64" calcext:value-type="float">
            <text:p>564</text:p>
          </table:table-cell>
          <table:table-cell table:style-name="ce58" office:value-type="float" office:value="532" calcext:value-type="float">
            <text:p>532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93" calcext:value-type="float">
            <text:p>9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V</text:p>
          </table:table-cell>
          <table:table-cell table:style-name="ce29" table:number-columns-repeated="2"/>
          <table:table-cell table:style-name="ce40" office:value-type="string" calcext:value-type="string">
            <text:p>Huis van Bewaring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85" calcext:value-type="float">
            <text:p>8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14" calcext:value-type="float">
            <text:p>14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92" calcext:value-type="float">
            <text:p>9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165" calcext:value-type="float">
            <text:p>16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85" calcext:value-type="float">
            <text:p>385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274" calcext:value-type="float">
            <text:p>27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556" calcext:value-type="float">
            <text:p>556</text:p>
          </table:table-cell>
          <table:table-cell table:style-name="ce58" office:value-type="float" office:value="582" calcext:value-type="float">
            <text:p>58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78" calcext:value-type="float">
            <text:p>578</text:p>
          </table:table-cell>
          <table:table-cell table:style-name="ce58" office:value-type="float" office:value="592" calcext:value-type="float">
            <text:p>592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265" calcext:value-type="float">
            <text:p>26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539" calcext:value-type="float">
            <text:p>539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60" calcext:value-type="float">
            <text:p>560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31" calcext:value-type="float">
            <text:p>31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175" calcext:value-type="float">
            <text:p>17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4" calcext:value-type="float">
            <text:p>4</text:p>
          </table:table-cell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95" calcext:value-type="float">
            <text:p>95</text:p>
          </table:table-cell>
          <table:table-cell table:style-name="ce58" table:number-columns-repeated="4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" calcext:value-type="float">
            <office:annotation draw:style-name="gr1" draw:text-style-name="P2" svg:width="92.83pt" svg:height="55.53pt" svg:x="453.43pt" svg:y="5839.65pt" draw:caption-point-x="-71.63pt" draw:caption-point-y="356.51pt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"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"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7" calcext:value-type="float">
            <text:p>17</text:p>
          </table:table-cell>
          <table:table-cell table:style-name="ce58" table:number-columns-repeated="6"/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29" calcext:value-type="float">
            <text:p>29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X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number-columns-repeated="2"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4" calcext:value-type="float">
            <text:p>24</text:p>
          </table:table-cell>
          <table:table-cell table:style-name="ce58" table:number-columns-repeated="6"/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I</text:p>
          </table:table-cell>
          <table:table-cell table:style-name="ce29" table:number-columns-repeated="2"/>
          <table:table-cell table:style-name="ce40" office:value-type="string" calcext:value-type="string">
            <text:p>Oosterboer</text:p>
          </table:table-cell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32" calcext:value-type="float">
            <text:p>13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II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7" calcext:value-type="float">
            <text:p>87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94" calcext:value-type="float">
            <text:p>94</text:p>
          </table:table-cell>
          <table:table-cell table:style-name="ce58" table:number-columns-repeated="3"/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72" calcext:value-type="float">
            <text:p>172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785" calcext:value-type="float">
            <text:p>1785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36" calcext:value-type="float">
            <text:p>3636</text:p>
          </table:table-cell>
          <table:table-cell table:style-name="ce58" office:value-type="float" office:value="4003" calcext:value-type="float">
            <text:p>4003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3744" calcext:value-type="float">
            <text:p>3744</text:p>
          </table:table-cell>
          <table:table-cell table:style-name="ce58" office:value-type="float" office:value="4056" calcext:value-type="float">
            <text:p>4056</text:p>
          </table:table-cell>
          <table:table-cell table:style-name="ce58" office:value-type="float" office:value="133" calcext:value-type="float">
            <text:p>133</text:p>
          </table:table-cell>
          <table:table-cell table:style-name="ce69" office:value-type="float" office:value="86" calcext:value-type="float">
            <text:p>8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15" calcext:value-type="float">
            <office:annotation draw:style-name="gr1" draw:text-style-name="P2" svg:width="92.83pt" svg:height="55.47pt" svg:x="453.43pt" svg:y="6216.92pt" draw:caption-point-x="-71.63pt" draw:caption-point-y="298.01pt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587" calcext:value-type="float">
            <text:p>587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73" calcext:value-type="float">
            <text:p>173</text:p>
          </table:table-cell>
          <table:table-cell table:style-name="ce69" office:value-type="float" office:value="160" calcext:value-type="float">
            <text:p>160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900" calcext:value-type="float">
            <office:annotation draw:style-name="gr1" draw:text-style-name="P2" svg:width="92.83pt" svg:height="55.47pt" svg:x="453.43pt" svg:y="6229.67pt" draw:caption-point-x="-71.63pt" draw:caption-point-y="298.01pt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977" calcext:value-type="float">
            <text:p>3977</text:p>
          </table:table-cell>
          <table:table-cell table:style-name="ce58" office:value-type="float" office:value="4337" calcext:value-type="float">
            <text:p>4337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4331" calcext:value-type="float">
            <text:p>4331</text:p>
          </table:table-cell>
          <table:table-cell table:style-name="ce58" office:value-type="float" office:value="4567" calcext:value-type="float">
            <text:p>4567</text:p>
          </table:table-cell>
          <table:table-cell table:style-name="ce58" office:value-type="float" office:value="306" calcext:value-type="float">
            <text:p>306</text:p>
          </table:table-cell>
          <table:table-cell table:style-name="ce69" office:value-type="float" office:value="246" calcext:value-type="float">
            <text:p>24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900" calcext:value-type="float">
            <text:p>190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977" calcext:value-type="float">
            <text:p>3977</text:p>
          </table:table-cell>
          <table:table-cell table:style-name="ce58" office:value-type="float" office:value="4337" calcext:value-type="float">
            <text:p>4337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4333" calcext:value-type="float">
            <text:p>4333</text:p>
          </table:table-cell>
          <table:table-cell table:style-name="ce58" office:value-type="float" office:value="4568" calcext:value-type="float">
            <text:p>4568</text:p>
          </table:table-cell>
          <table:table-cell table:style-name="ce58" office:value-type="float" office:value="306" calcext:value-type="float">
            <text:p>306</text:p>
          </table:table-cell>
          <table:table-cell table:style-name="ce69" office:value-type="float" office:value="246" calcext:value-type="float">
            <text:p>24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11" office:value-type="string" calcext:value-type="string" table:number-columns-spanned="1" table:number-rows-spanned="6">
            <text:p><text:span text:style-name="T2">Nijeveen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Afdeeling</text:p>
          </table:table-cell>
          <table:table-cell table:style-name="ce29" office:value-type="string" calcext:value-type="string">
            <text:p>Nijeveen</text:p>
          </table:table-cell>
          <table:table-cell table:style-name="ce40"/>
          <table:table-cell table:style-name="Default"/>
          <table:table-cell table:style-name="ce50" office:value-type="float" office:value="98" calcext:value-type="float">
            <text:p>9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Nijveensche Bovenboer</text:p>
          </table:table-cell>
          <table:table-cell table:style-name="ce40"/>
          <table:table-cell table:style-name="Default"/>
          <table:table-cell table:style-name="ce50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5" calcext:value-type="float">
            <text:p>8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olderveen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text:p>7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9"/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Kolderveensche Bovenboer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65" calcext:value-type="float">
            <text:p>6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74" calcext:value-type="float">
            <text:p>27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21" calcext:value-type="float">
            <text:p>621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31" calcext:value-type="float">
            <text:p>631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2">
            <text:p>Norg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Norg</text:p>
          </table:table-cell>
          <table:table-cell table:style-name="ce40"/>
          <table:table-cell table:style-name="Default"/>
          <table:table-cell table:style-name="ce50" office:value-type="float" office:value="120" calcext:value-type="float">
            <text:p>1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2"/>
          <table:table-cell table:style-name="ce29" office:value-type="string" calcext:value-type="string">
            <text:p>Norg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office:annotation draw:style-name="gr1" draw:text-style-name="P2" svg:width="92.83pt" svg:height="55.5pt" svg:x="453.43pt" svg:y="6472.66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eenhuizen I</text:p>
          </table:table-cell>
          <table:table-cell table:style-name="ce40" office:value-type="string" calcext:value-type="string">
            <text:p>Hoofdgebouwen</text:p>
          </table:table-cell>
          <table:table-cell table:style-name="Default"/>
          <table:table-cell table:style-name="ce50" office:value-type="float" office:value="34" calcext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Bijgebouwen</text:p>
          </table:table-cell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998" calcext:value-type="float">
            <text:p>998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01" calcext:value-type="float">
            <text:p>100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eenhuizen II</text:p>
          </table:table-cell>
          <table:table-cell table:style-name="ce40" office:value-type="string" calcext:value-type="string">
            <text:p>Hoofdgebouwen</text:p>
          </table:table-cell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Bijgebouwen</text:p>
          </table:table-cell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93" calcext:value-type="float">
            <text:p>1093</text:p>
          </table:table-cell>
          <table:table-cell table:style-name="ce58" office:value-type="float" office:value="164" calcext:value-type="float">
            <text:p>164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098" calcext:value-type="float">
            <text:p>1098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eenhuizen III</text:p>
          </table:table-cell>
          <table:table-cell table:style-name="ce40" office:value-type="string" calcext:value-type="string">
            <text:p>Hoofdgebouwen</text:p>
          </table:table-cell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10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Bijgebouwen</text:p>
          </table:table-cell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48" calcext:value-type="float">
            <text:p>1148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57" calcext:value-type="float">
            <text:p>115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Infanterie-Kazern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51" calcext:value-type="float">
            <text:p>51</text:p>
          </table:table-cell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Peest</text:p>
          </table:table-cell>
          <table:table-cell table:style-name="ce40" office:value-type="string" calcext:value-type="string">
            <text:p>Ned. Herv. Diac. Armenzieken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orgervaart</text:p>
          </table:table-cell>
          <table:table-cell table:style-name="ce40"/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66" calcext:value-type="float">
            <text:p>66</text:p>
          </table:table-cell>
          <table:table-cell table:style-name="ce58" table:number-columns-repeated="2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idveld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estervelde</text:p>
          </table:table-cell>
          <table:table-cell table:style-name="ce40"/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en</text:p>
          </table:table-cell>
          <table:table-cell table:style-name="ce40"/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angelo</text:p>
          </table:table-cell>
          <table:table-cell table:style-name="ce40"/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table:number-columns-repeated="4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3" calcext:value-type="float">
            <text:p>73</text:p>
          </table:table-cell>
          <table:table-cell table:style-name="ce58" table:number-columns-repeated="2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0" calcext:value-type="float">
            <text:p>1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49" calcext:value-type="float">
            <office:annotation draw:style-name="gr1" draw:text-style-name="P2" svg:width="92.83pt" svg:height="55.5pt" svg:x="453.43pt" svg:y="6702.15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749" calcext:value-type="float">
            <text:p>3749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772" calcext:value-type="float">
            <text:p>3772</text:p>
          </table:table-cell>
          <table:table-cell table:style-name="ce58" office:value-type="float" office:value="813" calcext:value-type="float">
            <text:p>813</text:p>
          </table:table-cell>
          <table:table-cell table:style-name="ce58" office:value-type="float" office:value="76" calcext:value-type="float">
            <text:p>76</text:p>
          </table:table-cell>
          <table:table-cell table:style-name="ce69" office:value-type="float" office:value="18" calcext:value-type="float">
            <text:p>18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69" calcext:value-type="float">
            <office:annotation draw:style-name="gr1" draw:text-style-name="P2" svg:width="92.83pt" svg:height="55.5pt" svg:x="453.43pt" svg:y="6714.91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table:number-columns-repeated="3"/>
          <table:table-cell table:style-name="ce58" office:value-type="float" office:value="4007" calcext:value-type="float">
            <text:p>4007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033" calcext:value-type="float">
            <text:p>4033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83" calcext:value-type="float">
            <text:p>83</text:p>
          </table:table-cell>
          <table:table-cell table:style-name="ce69" office:value-type="float" office:value="20" calcext:value-type="float">
            <text:p>20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69" calcext:value-type="float">
            <text:p>4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table:number-columns-repeated="3"/>
          <table:table-cell table:style-name="ce58" office:value-type="float" office:value="4007" calcext:value-type="float">
            <text:p>4007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034" calcext:value-type="float">
            <text:p>4034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83" calcext:value-type="float">
            <text:p>83</text:p>
          </table:table-cell>
          <table:table-cell table:style-name="ce69" office:value-type="float" office:value="20" calcext:value-type="float">
            <text:p>20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6">
            <text:p>Odoor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door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81" calcext:value-type="float">
            <text:p>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o</text:p>
          </table:table-cell>
          <table:table-cell table:style-name="ce40"/>
          <table:table-cell table:style-name="Default"/>
          <table:table-cell table:style-name="ce50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lthe</text:p>
          </table:table-cell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table:number-columns-repeated="4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table:number-columns-repeated="2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Valther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6" calcext:value-type="float">
            <text:p>12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door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o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lth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lijndijk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90" calcext:value-type="float">
            <text:p>90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aantje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doorn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09" calcext:value-type="float">
            <text:p>10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3" calcext:value-type="float">
            <text:p>273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5"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xloërveen</text:p>
          </table:table-cell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table:number-columns-repeated="2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ërmond</text:p>
          </table:table-cell>
          <table:table-cell table:style-name="ce40"/>
          <table:table-cell table:style-name="Default"/>
          <table:table-cell table:style-name="ce50" office:value-type="float" office:value="168" calcext:value-type="float">
            <text:p>16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56" calcext:value-type="float">
            <text:p>456</text:p>
          </table:table-cell>
          <table:table-cell table:style-name="ce58" office:value-type="float" office:value="426" calcext:value-type="float">
            <text:p>426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ër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65" calcext:value-type="float">
            <text:p>16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436" calcext:value-type="float">
            <text:p>43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Valtherveen</text:p>
          </table:table-cell>
          <table:table-cell table:style-name="ce40"/>
          <table:table-cell table:style-name="Default"/>
          <table:table-cell table:style-name="ce50" office:value-type="float" office:value="193" calcext:value-type="float">
            <text:p>19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42" calcext:value-type="float">
            <text:p>542</text:p>
          </table:table-cell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andberg</text:p>
          </table:table-cell>
          <table:table-cell table:style-name="ce40"/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lther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46" calcext:value-type="float">
            <text:p>34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29" calcext:value-type="float">
            <text:p>929</text:p>
          </table:table-cell>
          <table:table-cell table:style-name="ce58" office:value-type="float" office:value="837" calcext:value-type="float">
            <text:p>837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43" calcext:value-type="float">
            <text:p>94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914" calcext:value-type="float">
            <text:p>914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381" calcext:value-type="float">
            <text:p>2381</text:p>
          </table:table-cell>
          <table:table-cell table:style-name="ce58" office:value-type="float" office:value="2367" calcext:value-type="float">
            <text:p>2367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437" calcext:value-type="float">
            <text:p>2437</text:p>
          </table:table-cell>
          <table:table-cell table:style-name="ce58" office:value-type="float" office:value="2402" calcext:value-type="float">
            <text:p>2402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30" calcext:value-type="float">
            <text:p>30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60" calcext:value-type="float">
            <text:p>1260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10" calcext:value-type="float">
            <text:p>3310</text:p>
          </table:table-cell>
          <table:table-cell table:style-name="ce58" office:value-type="float" office:value="3204" calcext:value-type="float">
            <text:p>3204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380" calcext:value-type="float">
            <text:p>3380</text:p>
          </table:table-cell>
          <table:table-cell table:style-name="ce58" office:value-type="float" office:value="3254" calcext:value-type="float">
            <text:p>3254</text:p>
          </table:table-cell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Oosterhessel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Oosterhesselen</text:p>
          </table:table-cell>
          <table:table-cell table:style-name="ce40"/>
          <table:table-cell table:style-name="Default"/>
          <table:table-cell table:style-name="ce50" office:value-type="float" office:value="53" calcext:value-type="float">
            <office:annotation draw:style-name="gr1" draw:text-style-name="P2" svg:width="92.83pt" svg:height="55.5pt" svg:x="453.43pt" svg:y="7166.38pt" draw:caption-point-x="-71.63pt" draw:caption-point-y="126.28pt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table:number-columns-repeated="2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ees</text:p>
          </table:table-cell>
          <table:table-cell table:style-name="ce40" office:value-type="string" calcext:value-type="string">
            <text:p>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04" calcext:value-type="float">
            <text:p>10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40" calcext:value-type="float">
            <text:p>24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winderen</text:p>
          </table:table-cell>
          <table:table-cell table:style-name="ce40"/>
          <table:table-cell table:style-name="Default"/>
          <table:table-cell table:style-name="ce50" office:value-type="float" office:value="34" calcext:value-type="float">
            <text:p>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Oosterhesselen</text:p>
          </table:table-cell>
          <table:table-cell table:style-name="ce29" office:value-type="string" calcext:value-type="string">
            <text:p>Kanaal onder Oosterhessel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ehucht Klenke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 Gees</text:p>
          </table:table-cell>
          <table:table-cell table:style-name="ce29" office:value-type="string" calcext:value-type="string">
            <text:p>Kanaal onder Gees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winderen</text:p>
          </table:table-cell>
          <table:table-cell table:style-name="Default" office:value-type="string" calcext:value-type="string">
            <text:p>Geeserveld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winderscheveld en veen</text:p>
          </table:table-cell>
          <table:table-cell table:style-name="ce40"/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91" calcext:value-type="float">
            <text:p>91</text:p>
          </table:table-cell>
          <table:table-cell table:style-name="ce58" table:number-columns-repeated="2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91" calcext:value-type="float">
            <text:p>91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92" calcext:value-type="float">
            <office:annotation draw:style-name="gr1" draw:text-style-name="P2" svg:width="92.83pt" svg:height="55.47pt" svg:x="453.43pt" svg:y="7257.15pt" draw:caption-point-x="-71.63pt" draw:caption-point-y="239.53pt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20" calcext:value-type="float">
            <text:p>520</text:p>
          </table:table-cell>
          <table:table-cell table:style-name="ce58" office:value-type="float" office:value="471" calcext:value-type="float">
            <text:p>47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table:number-columns-repeated="2"/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58" calcext:value-type="float">
            <office:annotation draw:style-name="gr1" draw:text-style-name="P2" svg:width="92.83pt" svg:height="55.47pt" svg:x="453.43pt" svg:y="7408.66pt" draw:caption-point-x="-71.63pt" draw:caption-point-y="113.5pt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58" calcext:value-type="float">
            <text:p>25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3" calcext:value-type="float">
            <text:p>693</text:p>
          </table:table-cell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Peiz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Peize</text:p>
          </table:table-cell>
          <table:table-cell table:style-name="ce40"/>
          <table:table-cell table:style-name="Default"/>
          <table:table-cell table:style-name="ce50" office:value-type="float" office:value="184" calcext:value-type="float">
            <text:p>18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Hoest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Pol</text:p>
          </table:table-cell>
          <table:table-cell table:style-name="ce40" office:value-type="string" calcext:value-type="string">
            <text:p>Armwerk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et Wol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et Klundersveen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27" calcext:value-type="float">
            <text:p>127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84" calcext:value-type="float">
            <text:p>18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59" calcext:value-type="float">
            <text:p>159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374" calcext:value-type="float">
            <text:p>37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43" calcext:value-type="float">
            <text:p>34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745" calcext:value-type="float">
            <text:p>74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43" calcext:value-type="float">
            <text:p>843</text:p>
          </table:table-cell>
          <table:table-cell table:style-name="ce58" office:value-type="float" office:value="748" calcext:value-type="float">
            <text:p>748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Rod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oden</text:p>
          </table:table-cell>
          <table:table-cell table:style-name="ce40"/>
          <table:table-cell table:style-name="Default"/>
          <table:table-cell table:style-name="ce50" office:value-type="float" office:value="87" calcext:value-type="float">
            <text:p>8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1" calcext:value-type="float">
            <text:p>21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ieveren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teenbergen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etap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eutingewold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wolde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3" calcext:value-type="float">
            <text:p>43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3" calcext:value-type="float">
            <text:p>43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andebuur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od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table:number-columns-repeated="4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table:number-columns-repeated="2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iever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lteveer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veld</text:p>
          </table:table-cell>
          <table:table-cell table:style-name="ce40"/>
          <table:table-cell table:style-name="Default"/>
          <table:table-cell table:style-name="ce50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185" calcext:value-type="float">
            <text:p>18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esch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lte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erheil</text:p>
          </table:table-cell>
          <table:table-cell table:style-name="ce40"/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etap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1" calcext:value-type="float">
            <text:p>4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eutingewolde</text:p>
          </table:table-cell>
          <table:table-cell table:style-name="ce40"/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table:number-columns-repeated="4"/>
          <table:table-cell table:number-columns-repeated="2"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9" calcext:value-type="float">
            <text:p>7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Fokswolde</text:p>
          </table:table-cell>
          <table:table-cell table:style-name="ce40"/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table:number-columns-repeated="2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wolde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Matsloot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78" calcext:value-type="float">
            <text:p>17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81" calcext:value-type="float">
            <text:p>481</text:p>
          </table:table-cell>
          <table:table-cell table:style-name="ce58" office:value-type="float" office:value="462" calcext:value-type="float">
            <text:p>46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85" calcext:value-type="float">
            <text:p>485</text:p>
          </table:table-cell>
          <table:table-cell table:style-name="ce58" office:value-type="float" office:value="468" calcext:value-type="float">
            <text:p>468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01" calcext:value-type="float">
            <text:p>40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921" calcext:value-type="float">
            <text:p>921</text:p>
          </table:table-cell>
          <table:table-cell table:style-name="ce58" office:value-type="float" office:value="911" calcext:value-type="float">
            <text:p>911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931" calcext:value-type="float">
            <text:p>931</text:p>
          </table:table-cell>
          <table:table-cell table:style-name="ce58" office:value-type="float" office:value="921" calcext:value-type="float">
            <text:p>921</text:p>
          </table:table-cell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79" calcext:value-type="float">
            <text:p>57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1373" calcext:value-type="float">
            <text:p>137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416" calcext:value-type="float">
            <text:p>1416</text:p>
          </table:table-cell>
          <table:table-cell table:style-name="ce58" office:value-type="float" office:value="1389" calcext:value-type="float">
            <text:p>1389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Rold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olde</text:p>
          </table:table-cell>
          <table:table-cell table:style-name="ce40" office:value-type="string" calcext:value-type="string">
            <text:p>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65" calcext:value-type="float">
            <text:p>16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97" calcext:value-type="float">
            <text:p>397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rollo</text:p>
          </table:table-cell>
          <table:table-cell table:style-name="ce40"/>
          <table:table-cell table:style-name="Default"/>
          <table:table-cell table:style-name="ce50" office:value-type="float" office:value="64" calcext:value-type="float">
            <text:p>6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 </text:p>
          </table:table-cell>
          <table:table-cell table:style-name="ce29" office:value-type="string" calcext:value-type="string">
            <text:p>Ballo</text:p>
          </table:table-cell>
          <table:table-cell table:style-name="ce40"/>
          <table:table-cell table:style-name="Default"/>
          <table:table-cell table:style-name="ce50" office:value-type="float" office:value="40" calcext:value-type="float">
            <text:p>4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5" calcext:value-type="float">
            <text:p>95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choonlo</text:p>
          </table:table-cell>
          <table:table-cell table:style-name="ce40"/>
          <table:table-cell table:style-name="Default"/>
          <table:table-cell table:style-name="ce50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men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kehaar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level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lderslo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jland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uurz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5" calcext:value-type="float">
            <text:p>55</text:p>
          </table:table-cell>
          <table:table-cell table:style-name="ce58" table:number-columns-repeated="2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rollo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30" calcext:value-type="float">
            <text:p>2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78" calcext:value-type="float">
            <text:p>578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88" calcext:value-type="float">
            <text:p>588</text:p>
          </table:table-cell>
          <table:table-cell table:style-name="ce58" office:value-type="float" office:value="528" calcext:value-type="float">
            <text:p>52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6" calcext:value-type="float">
            <text:p>12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3" calcext:value-type="float">
            <text:p>363</text:p>
          </table:table-cell>
          <table:table-cell table:style-name="ce58" office:value-type="float" office:value="329" calcext:value-type="float">
            <text:p>329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56" calcext:value-type="float">
            <text:p>35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38" calcext:value-type="float">
            <text:p>938</text:p>
          </table:table-cell>
          <table:table-cell table:style-name="ce58" office:value-type="float" office:value="848" calcext:value-type="float">
            <text:p>84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951" calcext:value-type="float">
            <text:p>951</text:p>
          </table:table-cell>
          <table:table-cell table:style-name="ce58" office:value-type="float" office:value="857" calcext:value-type="float">
            <text:p>857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9">
            <text:p>Ruin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uinen</text:p>
          </table:table-cell>
          <table:table-cell table:style-name="ce40"/>
          <table:table-cell table:style-name="Default"/>
          <table:table-cell table:style-name="ce50" office:value-type="float" office:value="102" calcext:value-type="float">
            <text:p>10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uin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3" office:value-type="string" calcext:value-type="string" table:number-columns-spanned="1" table:number-rows-spanned="2">
            <text:p>Gehucht Geuzinge</text:p>
          </table:table-cell>
          <table:table-cell table:style-name="ce29" office:value-type="string" calcext:value-type="string">
            <text:p>Geuzinge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table:style-name="ce29" office:value-type="string" calcext:value-type="string">
            <text:p>Hulten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ijsselt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ostweg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number-columns-repeated="2"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ees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Oldenhave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Koekangerveld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8" calcext:value-type="float">
            <text:p>2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 Weide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jkveld</text:p>
          </table:table-cell>
          <table:table-cell table:style-name="ce40" office:value-type="string" calcext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32" calcext:value-type="float">
            <text:p>32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lank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uinerdijk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number-columns-repeated="2" table:style-name="ce58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rmweide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haren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serweg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tteveen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endersch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ngeland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aterleuz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Achterdijk</text:p>
          </table:table-cell>
          <table:table-cell table:style-name="ce40"/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8" table:number-columns-repeated="4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6" calcext:value-type="float">
            <text:p>10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Ansen</text:p>
          </table:table-cell>
          <table:table-cell table:style-name="ce40"/>
          <table:table-cell table:style-name="Default"/>
          <table:table-cell table:style-name="ce50" office:value-type="float" office:value="42" calcext:value-type="float">
            <text:p>42</text:p>
          </table:table-cell>
          <table:table-cell table:style-name="ce58" table:number-columns-repeated="4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table:number-columns-repeated="2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eebrugg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serweide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Anholt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ralo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uil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ursinge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ulting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esse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osteren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Stuifzand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wartschaap</text:p>
          </table:table-cell>
          <table:table-cell table:style-name="ce40"/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17" calcext:value-type="float">
            <text:p>117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esserdijk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1" calcext:value-type="float">
            <text:p>4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Fluitenberg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alenberg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adterij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Toldijk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Echt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table:number-columns-repeated="4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table:number-columns-repeated="2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table:number-columns-repeated="6"/>
          <table:table-cell table:style-name="ce58" office:value-type="float" office:value="38" calcext:value-type="float">
            <text:p>38</text:p>
          </table:table-cell>
          <table:table-cell table:style-name="ce69" office:value-type="float" office:value="31" calcext:value-type="float">
            <text:p>3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Hondhang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olthaar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2" calcext:value-type="float">
            <text:p>10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85" calcext:value-type="float">
            <text:p>58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95" calcext:value-type="float">
            <text:p>1495</text:p>
          </table:table-cell>
          <table:table-cell table:style-name="ce58" office:value-type="float" office:value="1399" calcext:value-type="float">
            <text:p>139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24" calcext:value-type="float">
            <text:p>1524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39" calcext:value-type="float">
            <text:p>39</text:p>
          </table:table-cell>
          <table:table-cell table:style-name="ce69" office:value-type="float" office:value="35" calcext:value-type="float">
            <text:p>35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87" calcext:value-type="float">
            <text:p>68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23" calcext:value-type="float">
            <text:p>1723</text:p>
          </table:table-cell>
          <table:table-cell table:style-name="ce58" office:value-type="float" office:value="1614" calcext:value-type="float">
            <text:p>1614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755" calcext:value-type="float">
            <text:p>1755</text:p>
          </table:table-cell>
          <table:table-cell table:style-name="ce58" office:value-type="float" office:value="1621" calcext:value-type="float">
            <text:p>1621</text:p>
          </table:table-cell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39" calcext:value-type="float">
            <text:p>39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87" calcext:value-type="float">
            <text:p>68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23" calcext:value-type="float">
            <text:p>1723</text:p>
          </table:table-cell>
          <table:table-cell table:style-name="ce58" office:value-type="float" office:value="1614" calcext:value-type="float">
            <text:p>161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756" calcext:value-type="float">
            <text:p>1756</text:p>
          </table:table-cell>
          <table:table-cell table:style-name="ce58" office:value-type="float" office:value="1621" calcext:value-type="float">
            <text:p>1621</text:p>
          </table:table-cell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39" calcext:value-type="float">
            <text:p>39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Ruinerwold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Dijkhuizen</text:p>
          </table:table-cell>
          <table:table-cell table:style-name="ce40"/>
          <table:table-cell table:style-name="Default"/>
          <table:table-cell table:style-name="ce50" office:value-type="float" office:value="93" calcext:value-type="float">
            <text:p>9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oersteeg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number-columns-repeated="2"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osteinde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Ruige Kluft</text:p>
          </table:table-cell>
          <table:table-cell table:style-name="ce40"/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5" calcext:value-type="float">
            <text:p>19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ale Kluft</text:p>
          </table:table-cell>
          <table:table-cell table:style-name="ce40"/>
          <table:table-cell table:style-name="Default"/>
          <table:table-cell table:style-name="ce50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6" calcext:value-type="float">
            <text:p>14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7" calcext:value-type="float">
            <text:p>147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Buiterhuiz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lijdenstei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raal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aakswolde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weelo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roekhuizen</text:p>
          </table:table-cell>
          <table:table-cell table:style-name="ce40"/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25" calcext:value-type="float">
            <text:p>12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eerwille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50" calcext:value-type="float">
            <text:p>35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881" calcext:value-type="float">
            <text:p>88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22" calcext:value-type="float">
            <text:p>922</text:p>
          </table:table-cell>
          <table:table-cell table:style-name="ce58" office:value-type="float" office:value="887" calcext:value-type="float">
            <text:p>887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50" calcext:value-type="float">
            <text:p>45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11" calcext:value-type="float">
            <text:p>1111</text:p>
          </table:table-cell>
          <table:table-cell table:style-name="ce58" office:value-type="float" office:value="1094" calcext:value-type="float">
            <text:p>109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29" calcext:value-type="float">
            <text:p>1129</text:p>
          </table:table-cell>
          <table:table-cell table:style-name="ce58" office:value-type="float" office:value="1100" calcext:value-type="float">
            <text:p>1100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5">
            <text:p><text:span text:style-name="T2">Schoonebeek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ud Schoonebeek</text:p>
          </table:table-cell>
          <table:table-cell table:style-name="ce40" office:value-type="string" calcext:value-type="string">
            <text:p>Armhuis der Ned. Herv. Diaconie</text:p>
          </table:table-cell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50" calcext:value-type="float">
            <text:p>1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4" calcext:value-type="float">
            <text:p>434</text:p>
          </table:table-cell>
          <table:table-cell table:style-name="ce58" office:value-type="float" office:value="377" calcext:value-type="float">
            <text:p>37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378" calcext:value-type="float">
            <text:p>378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Schoonebeekerveld</text:p>
          </table:table-cell>
          <table:table-cell table:style-name="ce40"/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Nieuw-Schoonebeek</text:p>
          </table:table-cell>
          <table:table-cell table:style-name="ce40"/>
          <table:table-cell table:style-name="Default"/>
          <table:table-cell table:style-name="ce50" office:value-type="float" office:value="132" calcext:value-type="float">
            <text:p>1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362" calcext:value-type="float">
            <text:p>362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20" calcext:value-type="float">
            <text:p>32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890" calcext:value-type="float">
            <text:p>890</text:p>
          </table:table-cell>
          <table:table-cell table:style-name="ce58" office:value-type="float" office:value="808" calcext:value-type="float">
            <text:p>8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99" calcext:value-type="float">
            <text:p>899</text:p>
          </table:table-cell>
          <table:table-cell table:style-name="ce58" office:value-type="float" office:value="811" calcext:value-type="float">
            <text:p>811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Sle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Zuidsleen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Noordsleen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office:annotation draw:style-name="gr1" draw:text-style-name="P2" svg:width="92.83pt" svg:height="55.53pt" svg:x="453.43pt" svg:y="9322.64pt" draw:caption-point-x="-71.63pt" draw:caption-point-y="-142.98pt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table:number-columns-repeated="2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rm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26" calcext:value-type="float">
            <text:p>12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Schoonoord</text:p>
          </table:table-cell>
          <table:table-cell table:style-name="ce40"/>
          <table:table-cell table:style-name="Default"/>
          <table:table-cell table:style-name="ce50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Veenoor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58" table:number-columns-repeated="6"/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Zuidsle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iphoorn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2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Noordsleen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't Haantj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66" calcext:value-type="float">
            <text:p>6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rm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83" calcext:value-type="float">
            <text:p>83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83" calcext:value-type="float">
            <text:p>83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rmerve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Schoonoord</text:p>
          </table:table-cell>
          <table:table-cell table:style-name="ce40"/>
          <table:table-cell table:style-name="Default"/>
          <table:table-cell table:style-name="ce50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32" calcext:value-type="float">
            <text:p>132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Veenoord</text:p>
          </table:table-cell>
          <table:table-cell table:style-name="ce40"/>
          <table:table-cell table:style-name="Default"/>
          <table:table-cell table:style-name="ce50" office:value-type="float" office:value="132" calcext:value-type="float">
            <text:p>1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n Hool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Haar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number-columns-repeated="2"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number-columns-repeated="2" table:style-name="ce58" office:value-type="float" office:value="29" calcext:value-type="float">
            <text:p>29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13" calcext:value-type="float">
            <office:annotation draw:style-name="gr1" draw:text-style-name="P2" svg:width="92.83pt" svg:height="55.53pt" svg:x="453.43pt" svg:y="9564.89pt" draw:caption-point-x="-71.63pt" draw:caption-point-y="-155.71pt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78" calcext:value-type="float">
            <text:p>778</text:p>
          </table:table-cell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91" calcext:value-type="float">
            <text:p>791</text:p>
          </table:table-cell>
          <table:table-cell table:style-name="ce58" office:value-type="float" office:value="680" calcext:value-type="float">
            <text:p>680</text:p>
          </table:table-cell>
          <table:table-cell table:style-name="ce58" office:value-type="float" office:value="33" calcext:value-type="float">
            <text:p>33</text:p>
          </table:table-cell>
          <table:table-cell table:style-name="ce69" office:value-type="float" office:value="29" calcext:value-type="float">
            <text:p>29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30" calcext:value-type="float">
            <text:p>33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09" calcext:value-type="float">
            <text:p>809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23" calcext:value-type="float">
            <text:p>823</text:p>
          </table:table-cell>
          <table:table-cell table:style-name="ce58" office:value-type="float" office:value="759" calcext:value-type="float">
            <text:p>759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43" calcext:value-type="float">
            <office:annotation draw:style-name="gr1" draw:text-style-name="P2" svg:width="92.83pt" svg:height="55.53pt" svg:x="453.43pt" svg:y="9590.4pt" draw:caption-point-x="-71.63pt" draw:caption-point-y="-155.74pt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87" calcext:value-type="float">
            <text:p>1587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614" calcext:value-type="float">
            <text:p>1614</text:p>
          </table:table-cell>
          <table:table-cell table:style-name="ce58" office:value-type="float" office:value="1439" calcext:value-type="float">
            <text:p>1439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33" calcext:value-type="float">
            <text:p>33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43" calcext:value-type="float">
            <text:p>64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87" calcext:value-type="float">
            <text:p>1587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615" calcext:value-type="float">
            <text:p>1615</text:p>
          </table:table-cell>
          <table:table-cell table:style-name="ce58" office:value-type="float" office:value="1439" calcext:value-type="float">
            <text:p>1439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33" calcext:value-type="float">
            <text:p>33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0">
            <text:p>Smil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loost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02" calcext:value-type="float">
            <text:p>20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34" calcext:value-type="float">
            <text:p>434</text:p>
          </table:table-cell>
          <table:table-cell table:style-name="ce58" office:value-type="float" office:value="447" calcext:value-type="float">
            <text:p>447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Hijkersmild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50" calcext:value-type="float">
            <text:p>15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Bovensmild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29" calcext:value-type="float">
            <text:p>22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574" calcext:value-type="float">
            <text:p>574</text:p>
          </table:table-cell>
          <table:table-cell table:style-name="ce58" office:value-type="float" office:value="519" calcext:value-type="float">
            <text:p>5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86" calcext:value-type="float">
            <text:p>586</text:p>
          </table:table-cell>
          <table:table-cell table:style-name="ce58" office:value-type="float" office:value="520" calcext:value-type="float">
            <text:p>520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loosterve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7" calcext:value-type="float">
            <text:p>7</text:p>
          </table:table-cell>
          <table:table-cell table:style-name="ce58" table:number-columns-repeated="2"/>
          <table:table-cell table:number-columns-repeated="2"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81" calcext:value-type="float">
            <text:p>181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418" calcext:value-type="float">
            <text:p>41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Hijkersmilde</text:p>
          </table:table-cell>
          <table:table-cell table:style-name="ce40"/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Hoogersmild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73" calcext:value-type="float">
            <text:p>17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22" calcext:value-type="float">
            <text:p>422</text:p>
          </table:table-cell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table:number-columns-repeated="3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13" calcext:value-type="float">
            <text:p>13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52" calcext:value-type="float">
            <text:p>352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48" calcext:value-type="float">
            <text:p>748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764" calcext:value-type="float">
            <text:p>764</text:p>
          </table:table-cell>
          <table:table-cell table:style-name="ce58" office:value-type="float" office:value="30" calcext:value-type="float">
            <text:p>30</text:p>
          </table:table-cell>
          <table:table-cell table:style-name="ce69" office:value-type="float" office:value="26" calcext:value-type="float">
            <text:p>2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83" calcext:value-type="float">
            <text:p>683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87" calcext:value-type="float">
            <text:p>1687</text:p>
          </table:table-cell>
          <table:table-cell table:style-name="ce58" office:value-type="float" office:value="1537" calcext:value-type="float">
            <text:p>1537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1857" calcext:value-type="float">
            <text:p>1857</text:p>
          </table:table-cell>
          <table:table-cell table:style-name="ce58" office:value-type="float" office:value="1646" calcext:value-type="float">
            <text:p>1646</text:p>
          </table:table-cell>
          <table:table-cell table:style-name="ce58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35" calcext:value-type="float">
            <text:p>1035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92" calcext:value-type="float">
            <text:p>2292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629" calcext:value-type="float">
            <text:p>2629</text:p>
          </table:table-cell>
          <table:table-cell table:style-name="ce58" office:value-type="float" office:value="2410" calcext:value-type="float">
            <text:p>2410</text:p>
          </table:table-cell>
          <table:table-cell table:style-name="ce58" office:value-type="float" office:value="59" calcext:value-type="float">
            <text:p>59</text:p>
          </table:table-cell>
          <table:table-cell table:style-name="ce69" office:value-type="float" office:value="56" calcext:value-type="float">
            <text:p>5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35" calcext:value-type="float">
            <text:p>1035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92" calcext:value-type="float">
            <text:p>2292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630" calcext:value-type="float">
            <text:p>2630</text:p>
          </table:table-cell>
          <table:table-cell table:style-name="ce58" office:value-type="float" office:value="2410" calcext:value-type="float">
            <text:p>2410</text:p>
          </table:table-cell>
          <table:table-cell table:style-name="ce58" office:value-type="float" office:value="59" calcext:value-type="float">
            <text:p>59</text:p>
          </table:table-cell>
          <table:table-cell table:style-name="ce69" office:value-type="float" office:value="56" calcext:value-type="float">
            <text:p>5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Vledder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Kom</text:p>
          </table:table-cell>
          <table:table-cell table:style-name="ce29" office:value-type="string" calcext:value-type="string">
            <text:p>Vledder</text:p>
          </table:table-cell>
          <table:table-cell table:style-name="ce40"/>
          <table:table-cell table:style-name="Default"/>
          <table:table-cell table:style-name="ce50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Vledderveld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80" calcext:value-type="float">
            <text:p>80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ledderveen</text:p>
          </table:table-cell>
          <table:table-cell table:style-name="ce40"/>
          <table:table-cell table:style-name="Default"/>
          <table:table-cell table:style-name="ce50" office:value-type="float" office:value="86" calcext:value-type="float">
            <text:p>8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20" calcext:value-type="float">
            <text:p>22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jensleek</text:p>
          </table:table-cell>
          <table:table-cell table:style-name="ce40"/>
          <table:table-cell table:style-name="Default"/>
          <table:table-cell table:style-name="ce50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jensleekerveld</text:p>
          </table:table-cell>
          <table:table-cell table:style-name="ce40"/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8" table:number-columns-repeated="4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oldersum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ateren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II</text:p>
          </table:table-cell>
          <table:table-cell table:style-name="ce29"/>
          <table:table-cell table:style-name="ce29" office:value-type="string" calcext:value-type="string">
            <text:p>Frederiksoord</text:p>
          </table:table-cell>
          <table:table-cell table:style-name="ce40"/>
          <table:table-cell table:style-name="Default"/>
          <table:table-cell table:style-name="ce50" office:value-type="float" office:value="152" calcext:value-type="float">
            <text:p>15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59" calcext:value-type="float">
            <text:p>459</text:p>
          </table:table-cell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42" calcext:value-type="float">
            <text:p>42</text:p>
          </table:table-cell>
          <table:table-cell table:style-name="ce58" table:number-columns-repeated="4"/>
          <table:table-cell table:number-columns-repeated="2" table:style-name="ce58" office:value-type="float" office:value="109" calcext:value-type="float">
            <text:p>10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28" calcext:value-type="float">
            <text:p>42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185" calcext:value-type="float">
            <text:p>1185</text:p>
          </table:table-cell>
          <table:table-cell table:style-name="ce58" office:value-type="float" office:value="1078" calcext:value-type="float">
            <text:p>1078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13" calcext:value-type="float">
            <text:p>1213</text:p>
          </table:table-cell>
          <table:table-cell table:style-name="ce58" office:value-type="float" office:value="1081" calcext:value-type="float">
            <text:p>1081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00" calcext:value-type="float">
            <text:p>50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77" calcext:value-type="float">
            <text:p>1377</text:p>
          </table:table-cell>
          <table:table-cell table:style-name="ce58" office:value-type="float" office:value="1246" calcext:value-type="float">
            <text:p>1246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412" calcext:value-type="float">
            <text:p>1412</text:p>
          </table:table-cell>
          <table:table-cell table:style-name="ce58" office:value-type="float" office:value="1251" calcext:value-type="float">
            <text:p>1251</text:p>
          </table:table-cell>
          <table:table-cell table:style-name="ce58" office:value-type="float" office:value="24" calcext:value-type="float">
            <text:p>24</text:p>
          </table:table-cell>
          <table:table-cell table:style-name="ce69" office:value-type="float" office:value="16" calcext:value-type="float">
            <text:p>16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0">
            <text:p>Vries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Vries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office:annotation draw:style-name="gr1" draw:text-style-name="P2" svg:width="92.83pt" svg:height="55.53pt" svg:x="453.43pt" svg:y="10086.89pt" draw:caption-point-x="-71.63pt" draw:caption-point-y="-193.21pt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onderen</text:p>
          </table:table-cell>
          <table:table-cell table:style-name="ce40"/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34" calcext:value-type="float">
            <text:p>13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Ide</text:p>
          </table:table-cell>
          <table:table-cell table:style-name="ce40"/>
          <table:table-cell table:style-name="Default"/>
          <table:table-cell table:style-name="ce50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table:number-columns-repeated="2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inaarlo</text:p>
          </table:table-cell>
          <table:table-cell table:style-name="ce40"/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84" calcext:value-type="float">
            <text:p>84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egse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udemol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aarlo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ijen</text:p>
          </table:table-cell>
          <table:table-cell table:style-name="ce40"/>
          <table:table-cell table:style-name="Default"/>
          <table:table-cell table:style-name="ce50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table:number-columns-repeated="2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37" calcext:value-type="float">
            <text:p>137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Vries</text:p>
          </table:table-cell>
          <table:table-cell table:style-name="ce40" office:value-type="string" calcext:value-type="string">
            <text:p>Ned. Herv. Armen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table:number-columns-repeated="2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onderen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unne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ind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9" calcext:value-type="float">
            <text:p>3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Id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inaarlo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75" calcext:value-type="float">
            <text:p>7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53" calcext:value-type="float">
            <text:p>153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egse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udemol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aarlo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hee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erctard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ij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ijerveen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enkoel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Punt</text:p>
          </table:table-cell>
          <table:table-cell table:style-name="ce40"/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93" calcext:value-type="float">
            <text:p>93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okkenstreek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alfweg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01" calcext:value-type="float">
            <office:annotation draw:style-name="gr1" draw:text-style-name="P2" svg:width="92.83pt" svg:height="55.53pt" svg:x="453.43pt" svg:y="10458.88pt" draw:caption-point-x="-71.63pt" draw:caption-point-y="-208.2pt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763" calcext:value-type="float">
            <text:p>763</text:p>
          </table:table-cell>
          <table:table-cell table:style-name="ce58" office:value-type="float" office:value="753" calcext:value-type="float">
            <text:p>75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754" calcext:value-type="float">
            <text:p>754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08" calcext:value-type="float">
            <text:p>30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42" calcext:value-type="float">
            <text:p>742</text:p>
          </table:table-cell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09" calcext:value-type="float">
            <text:p>60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05" calcext:value-type="float">
            <text:p>1505</text:p>
          </table:table-cell>
          <table:table-cell table:style-name="ce58" office:value-type="float" office:value="1436" calcext:value-type="float">
            <text:p>143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32" calcext:value-type="float">
            <text:p>1532</text:p>
          </table:table-cell>
          <table:table-cell table:style-name="ce58" office:value-type="float" office:value="1442" calcext:value-type="float">
            <text:p>144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Westerbor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Westerbork</text:p>
          </table:table-cell>
          <table:table-cell table:style-name="ce40"/>
          <table:table-cell table:style-name="Default"/>
          <table:table-cell table:style-name="ce50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Westerbork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office:annotation draw:style-name="gr1" draw:text-style-name="P2" svg:width="92.81pt" svg:height="55.53pt" svg:x="402.69pt" svg:y="10357.63pt" draw:caption-point-x="-20.89pt" draw:caption-point-y="-55.96pt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3" calcext:value-type="float">
            <text:p>13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Zwiggelte</text:p>
          </table:table-cell>
          <table:table-cell table:style-name="ce40"/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table:number-columns-repeated="4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Orvelte</text:p>
          </table:table-cell>
          <table:table-cell table:style-name="ce40"/>
          <table:table-cell table:style-name="Default"/>
          <table:table-cell table:style-name="ce50" office:value-type="float" office:value="43" calcext:value-type="float">
            <office:annotation draw:style-name="gr1" draw:text-style-name="P2" svg:width="92.81pt" svg:height="55.47pt" svg:x="396.34pt" svg:y="10410.18pt" draw:caption-point-x="-14.54pt" draw:caption-point-y="-57.51pt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58" table:number-columns-repeated="4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Eursinge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runting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Garminge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aling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Mantinge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Nieuweroord</text:p>
          </table:table-cell>
          <table:table-cell table:style-name="ce40"/>
          <table:table-cell table:style-name="Default"/>
          <table:table-cell table:style-name="ce50" office:value-type="float" office:value="128" calcext:value-type="float">
            <text:p>128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35" calcext:value-type="float">
            <text:p>335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94" calcext:value-type="float">
            <text:p>39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064" calcext:value-type="float">
            <text:p>1064</text:p>
          </table:table-cell>
          <table:table-cell table:style-name="ce58" office:value-type="float" office:value="927" calcext:value-type="float">
            <text:p>927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85" calcext:value-type="float">
            <text:p>1085</text:p>
          </table:table-cell>
          <table:table-cell table:style-name="ce58" office:value-type="float" office:value="933" calcext:value-type="float">
            <text:p>933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03" calcext:value-type="float">
            <office:annotation draw:style-name="gr1" draw:text-style-name="P2" svg:width="92.83pt" svg:height="55.53pt" svg:x="453.43pt" svg:y="10804.62pt" draw:caption-point-x="-71.63pt" draw:caption-point-y="-337.21pt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329" calcext:value-type="float">
            <text:p>1329</text:p>
          </table:table-cell>
          <table:table-cell table:style-name="ce58" office:value-type="float" office:value="1169" calcext:value-type="float">
            <text:p>116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55" calcext:value-type="float">
            <text:p>1355</text:p>
          </table:table-cell>
          <table:table-cell table:style-name="ce58" office:value-type="float" office:value="1176" calcext:value-type="float">
            <text:p>1176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03" calcext:value-type="float">
            <text:p>50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329" calcext:value-type="float">
            <text:p>1329</text:p>
          </table:table-cell>
          <table:table-cell table:style-name="ce58" office:value-type="float" office:value="1169" calcext:value-type="float">
            <text:p>116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355" calcext:value-type="float">
            <text:p>1355</text:p>
          </table:table-cell>
          <table:table-cell table:style-name="ce58" office:value-type="float" office:value="1177" calcext:value-type="float">
            <text:p>1177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De Wij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De Wijk</text:p>
          </table:table-cell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table:number-columns-repeated="4"/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De Wijk</text:p>
          </table:table-cell>
          <table:table-cell table:style-name="ce40" office:value-type="string" calcext:value-type="string">
            <text:p>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Stapel</text:p>
          </table:table-cell>
          <table:table-cell table:style-name="ce40"/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5" calcext:value-type="float">
            <text:p>11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6" calcext:value-type="float">
            <text:p>116</text:p>
          </table:table-cell>
          <table:table-cell table:style-name="ce58"/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Eemt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Haalweide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Schiphorst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oekange</text:p>
          </table:table-cell>
          <table:table-cell table:style-name="ce40"/>
          <table:table-cell table:style-name="Default"/>
          <table:table-cell table:style-name="ce50" office:value-type="float" office:value="222" calcext:value-type="float">
            <text:p>2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3" calcext:value-type="float">
            <text:p>553</text:p>
          </table:table-cell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486" calcext:value-type="float">
            <text:p>48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table:number-columns-repeated="4"/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28" calcext:value-type="float">
            <text:p>42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38" calcext:value-type="float">
            <text:p>1038</text:p>
          </table:table-cell>
          <table:table-cell table:style-name="ce58" office:value-type="float" office:value="917" calcext:value-type="float">
            <text:p>91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55" calcext:value-type="float">
            <text:p>1055</text:p>
          </table:table-cell>
          <table:table-cell table:style-name="ce58" office:value-type="float" office:value="933" calcext:value-type="float">
            <text:p>933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28" calcext:value-type="float">
            <text:p>52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32" calcext:value-type="float">
            <text:p>1232</text:p>
          </table:table-cell>
          <table:table-cell table:style-name="ce58" office:value-type="float" office:value="1121" calcext:value-type="float">
            <text:p>11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54" calcext:value-type="float">
            <text:p>1254</text:p>
          </table:table-cell>
          <table:table-cell table:style-name="ce58" office:value-type="float" office:value="1139" calcext:value-type="float">
            <text:p>1139</text:p>
          </table:table-cell>
          <table:table-cell table:style-name="ce58" office:value-type="float" office:value="23" calcext:value-type="float">
            <text:p>23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Zuidlar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16" calcext:value-type="float">
            <text:p>21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538" calcext:value-type="float">
            <text:p>53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41" calcext:value-type="float">
            <text:p>541</text:p>
          </table:table-cell>
          <table:table-cell table:style-name="ce58" office:value-type="float" office:value="550" calcext:value-type="float">
            <text:p>550</text:p>
          </table:table-cell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Schuilingsoord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Midlaren</text:p>
          </table:table-cell>
          <table:table-cell table:style-name="ce40" office:value-type="string" calcext:value-type="string">
            <text:p>Ned.Herv.. Diaconie-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De Groev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idlaarderveen</text:p>
          </table:table-cell>
          <table:table-cell table:style-name="ce40"/>
          <table:table-cell table:style-name="Default"/>
          <table:table-cell table:style-name="ce50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table:number-columns-repeated="2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6" calcext:value-type="float">
            <text:p>21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47" calcext:value-type="float">
            <text:p>547</text:p>
          </table:table-cell>
          <table:table-cell table:style-name="ce58" office:value-type="float" office:value="559" calcext:value-type="float">
            <text:p>559</text:p>
          </table:table-cell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26" calcext:value-type="float">
            <text:p>22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502" calcext:value-type="float">
            <text:p>50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78" calcext:value-type="float">
            <text:p>578</text:p>
          </table:table-cell>
          <table:table-cell table:style-name="ce58" office:value-type="float" office:value="504" calcext:value-type="float">
            <text:p>504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42" calcext:value-type="float">
            <text:p>44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09" calcext:value-type="float">
            <text:p>1109</text:p>
          </table:table-cell>
          <table:table-cell table:style-name="ce58" office:value-type="float" office:value="1042" calcext:value-type="float">
            <text:p>1042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25" calcext:value-type="float">
            <text:p>1125</text:p>
          </table:table-cell>
          <table:table-cell table:style-name="ce58" office:value-type="float" office:value="1063" calcext:value-type="float">
            <text:p>1063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2" calcext:value-type="float">
            <text:p>22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Zuidwol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Kerkenbosch</text:p>
          </table:table-cell>
          <table:table-cell table:style-name="ce40"/>
          <table:table-cell table:style-name="Default"/>
          <table:table-cell table:style-name="ce50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eenberg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Ten Arlo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ubbinge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Steenbergen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erkenbosch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chotterhuizen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5" calcext:value-type="float">
            <text:p>5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ind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ld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ide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Nijsta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abbing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ieperij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leomberg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eeningen</text:p>
          </table:table-cell>
          <table:table-cell table:style-name="ce40"/>
          <table:table-cell table:style-name="Default"/>
          <table:table-cell table:style-name="ce50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agerveen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oddergat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lgenberg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Kerkenveld</text:p>
          </table:table-cell>
          <table:table-cell table:style-name="ce40"/>
          <table:table-cell table:style-name="Default"/>
          <table:table-cell table:style-name="ce50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2" calcext:value-type="float">
            <text:p>17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andvel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aamberg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inderveld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Tip</text:p>
          </table:table-cell>
          <table:table-cell table:style-name="ce40"/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uile Riet</text:p>
          </table:table-cell>
          <table:table-cell table:style-name="ce40"/>
          <table:table-cell table:style-name="Default"/>
          <table:table-cell table:style-name="ce50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3" calcext:value-type="float">
            <text:p>93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aardelanden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chrapveen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2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ostervel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lteveer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Westerveld. 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5" calcext:value-type="float">
            <text:p>9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6" calcext:value-type="float">
            <text:p>96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Fort</text:p>
          </table:table-cell>
          <table:table-cell table:style-name="ce40"/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gt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zuin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iddelveen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mmenhov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9" calcext:value-type="float">
            <text:p>69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38" calcext:value-type="float">
            <text:p>63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11" calcext:value-type="float">
            <text:p>1611</text:p>
          </table:table-cell>
          <table:table-cell table:style-name="ce58" office:value-type="float" office:value="1394" calcext:value-type="float">
            <text:p>1394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647" calcext:value-type="float">
            <text:p>1647</text:p>
          </table:table-cell>
          <table:table-cell table:style-name="ce58" office:value-type="float" office:value="1404" calcext:value-type="float">
            <text:p>1404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07" calcext:value-type="float">
            <text:p>70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74" calcext:value-type="float">
            <text:p>1774</text:p>
          </table:table-cell>
          <table:table-cell table:style-name="ce58" office:value-type="float" office:value="1538" calcext:value-type="float">
            <text:p>1538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1550" calcext:value-type="float">
            <text:p>1550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07" calcext:value-type="float">
            <text:p>70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74" calcext:value-type="float">
            <text:p>1774</text:p>
          </table:table-cell>
          <table:table-cell table:style-name="ce58" office:value-type="float" office:value="1538" calcext:value-type="float">
            <text:p>1538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12" office:value-type="string" calcext:value-type="string" table:number-columns-spanned="1" table:number-rows-spanned="10">
            <text:p>Zweelo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Zweelo</text:p>
          </table:table-cell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enneveld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alden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eppen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32" calcext:value-type="float">
            <text:p>132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zup</text:p>
          </table:table-cell>
          <table:table-cell table:style-name="ce40"/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8" calcext:value-type="float">
            <text:p>88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zupperveld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llertsveld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69" calcext:value-type="float">
            <text:p>16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9" calcext:value-type="float">
            <text:p>439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office:value-type="string" calcext:value-type="string">
            <text:p>TOT</text:p>
          </table:table-cell>
          <table:table-cell table:style-name="ce31" table:number-columns-repeated="3"/>
          <table:table-cell table:style-name="ce43"/>
          <table:table-cell table:style-name="Default"/>
          <table:table-cell table:style-name="ce52" office:value-type="float" office:value="218" calcext:value-type="float">
            <text:p>21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float" office:value="138" calcext:value-type="float">
            <text:p>138</text:p>
          </table:table-cell>
          <table:table-cell table:style-name="ce83" office:value-type="float" office:value="10872" calcext:value-type="float">
            <text:p>10872</text:p>
          </table:table-cell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DR</text:p>
          </table:table-cell>
          <table:table-cell table:style-name="ce100" office:value-type="string" calcext:value-type="string">
            <text:p>VT_1889</text:p>
          </table:table-cell>
          <table:table-cell table:style-name="ce83" office:value-type="string" calcext:value-type="string">
            <text:p>05_H1</text:p>
          </table:table-cell>
          <table:table-cell table:style-name="ce85" office:value-type="float" office:value="23" calcext:value-type="float">
            <text:p>23</text:p>
          </table:table-cell>
          <table:table-cell table:style-name="ce104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£</number:text>
      <number:number number:decimal-places="0" number:min-integer-digits="1" number:grouping="true"/>
    </number:number-style>
    <number:number-style style:name="N177">
      <number:text>-£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£</number:text>
      <number:number number:decimal-places="0" number:min-integer-digits="1" number:grouping="true"/>
    </number:number-style>
    <number:number-style style:name="N178">
      <style:text-properties fo:color="#ff0000"/>
      <number:text>-£</number:text>
      <number:number number:decimal-places="0" number:min-integer-digits="1" number:grouping="true"/>
      <style:map style:condition="value()&gt;=0" style:apply-style-name="N178P0"/>
    </number:number-style>
    <number:number-style style:name="N180P0" style:volatile="true">
      <number:text>£</number:text>
      <number:number number:decimal-places="2" number:min-integer-digits="1" number:grouping="true"/>
    </number:number-style>
    <number:number-style style:name="N180">
      <number:text>-£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£</number:text>
      <number:number number:decimal-places="2" number:min-integer-digits="1" number:grouping="true"/>
    </number:number-style>
    <number:number-style style:name="N181">
      <style:text-properties fo:color="#ff0000"/>
      <number:text>-£</number:text>
      <number:number number:decimal-places="2" number:min-integer-digits="1" number:grouping="true"/>
      <style:map style:condition="value()&gt;=0" style:apply-style-name="N181P0"/>
    </number:number-style>
    <number:number-style style:name="N185P0" style:volatile="true">
      <number:text> £</number:text>
      <number:number number:decimal-places="0" number:min-integer-digits="1" number:grouping="true"/>
    </number:number-style>
    <number:number-style style:name="N185P1" style:volatile="true">
      <number:text>-£</number:text>
      <number:number number:decimal-places="0" number:min-integer-digits="1" number:grouping="true"/>
    </number:number-style>
    <number:number-style style:name="N185P2" style:volatile="true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number number:decimal-places="2" number:min-integer-digits="1" number:grouping="true"/>
    </number:number-style>
    <number:number-style style:name="N189P1" style:volatile="true">
      <number:text>-£</number:text>
      <number:number number:decimal-places="2" number:min-integer-digits="1" number:grouping="true"/>
    </number:number-style>
    <number:number-style style:name="N189P2" style:volatile="true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0" number:min-integer-digits="1" number:grouping="true"/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</number:number-style>
    <number:number-style style:name="N201P1" style:volatile="true">
      <number:text>(</number:text>
      <number:number number: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number:min-integer-digits="1" number:grouping="true"/>
    </number:number-style>
    <number:number-style style:name="N207P1" style:volatile="true"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1" number:min-integer-digits="1"/>
      <number:text>-</number:text>
    </number:number-style>
    <number:number-style style:name="N210P1" style:volatile="true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name="N212P0" style:volatile="true">
      <number:number number:decimal-places="0" number:min-integer-digits="1"/>
    </number:number-style>
    <number:number-style style:name="N212P1" style:volatile="true">
      <number:text>-</number:text>
      <number:number number:decimal-places="0" number:min-integer-digits="1"/>
    </number:number-style>
    <number:number-style style:name="N212P2" style:volatile="true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7-15T16:21:39.715827000</dc:date>
    <meta:generator>LibreOffice/4.4.0.3$MacOSX_X86_64 LibreOffice_project/de093506bcdc5fafd9023ee680b8c60e3e0645d7</meta:generator>
    <meta:editing-duration>PT1M51S</meta:editing-duration>
    <meta:editing-cycles>4</meta:editing-cycles>
    <meta:document-statistic meta:table-count="1" meta:cell-count="13166" meta:object-count="0"/>
  </office:meta>
</office:document-meta>
</file>